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b65a" officeooo:paragraph-rsid="0011b65a"/>
    </style:style>
    <style:style style:name="P2" style:family="paragraph" style:parent-style-name="Standard">
      <style:text-properties officeooo:rsid="0011b65a" officeooo:paragraph-rsid="00139f4c"/>
    </style:style>
    <style:style style:name="P3" style:family="paragraph" style:parent-style-name="Standard">
      <style:text-properties officeooo:rsid="0011b65a" officeooo:paragraph-rsid="00188ff3"/>
    </style:style>
    <style:style style:name="P4" style:family="paragraph" style:parent-style-name="Standard">
      <style:text-properties officeooo:rsid="0011b65a" officeooo:paragraph-rsid="001a27ad"/>
    </style:style>
    <style:style style:name="P5" style:family="paragraph" style:parent-style-name="Standard">
      <style:text-properties fo:color="#21409a" officeooo:rsid="00139f4c" officeooo:paragraph-rsid="0011b65a"/>
    </style:style>
    <style:style style:name="P6" style:family="paragraph" style:parent-style-name="Standard">
      <style:text-properties fo:color="#000000" officeooo:rsid="00139f4c" officeooo:paragraph-rsid="0011b65a"/>
    </style:style>
    <style:style style:name="P7" style:family="paragraph" style:parent-style-name="Standard">
      <style:text-properties fo:font-weight="bold" officeooo:rsid="0011b65a" officeooo:paragraph-rsid="0011b65a" style:font-weight-asian="bold" style:font-weight-complex="bold"/>
    </style:style>
    <style:style style:name="P8" style:family="paragraph" style:parent-style-name="Standard">
      <style:text-properties fo:font-weight="bold" officeooo:rsid="00188ff3" officeooo:paragraph-rsid="00188ff3" style:font-weight-asian="bold" style:font-weight-complex="bold"/>
    </style:style>
    <style:style style:name="P9" style:family="paragraph" style:parent-style-name="Standard">
      <style:text-properties fo:font-weight="bold" officeooo:rsid="001b2799" officeooo:paragraph-rsid="001b2799" style:font-weight-asian="bold" style:font-weight-complex="bold"/>
    </style:style>
    <style:style style:name="P10" style:family="paragraph" style:parent-style-name="Standard">
      <style:text-properties fo:font-weight="bold" officeooo:rsid="001f5e15" officeooo:paragraph-rsid="001f5e15" style:font-weight-asian="bold" style:font-weight-complex="bold"/>
    </style:style>
    <style:style style:name="P11" style:family="paragraph" style:parent-style-name="Standard">
      <style:text-properties fo:font-weight="bold" officeooo:rsid="00225a80" officeooo:paragraph-rsid="00225a80" style:font-weight-asian="bold" style:font-weight-complex="bold"/>
    </style:style>
    <style:style style:name="P12" style:family="paragraph" style:parent-style-name="Standard">
      <style:text-properties fo:font-weight="bold" officeooo:rsid="0023aa75" officeooo:paragraph-rsid="0023aa75" style:font-weight-asian="bold" style:font-weight-complex="bold"/>
    </style:style>
    <style:style style:name="P13" style:family="paragraph" style:parent-style-name="Standard">
      <style:text-properties fo:font-weight="bold" officeooo:rsid="0023aa75" officeooo:paragraph-rsid="0023aa75" fo:background-color="#fff200" style:font-weight-asian="bold" style:font-weight-complex="bold"/>
    </style:style>
    <style:style style:name="P14" style:family="paragraph" style:parent-style-name="Standard">
      <style:text-properties officeooo:rsid="00188ff3" officeooo:paragraph-rsid="00188ff3"/>
    </style:style>
    <style:style style:name="P15" style:family="paragraph" style:parent-style-name="Standard">
      <style:text-properties officeooo:rsid="001b2799" officeooo:paragraph-rsid="001b2799"/>
    </style:style>
    <style:style style:name="P16" style:family="paragraph" style:parent-style-name="Standard">
      <style:text-properties fo:font-weight="normal" officeooo:rsid="001b2799" officeooo:paragraph-rsid="001b2799" style:font-weight-asian="normal" style:font-weight-complex="normal"/>
    </style:style>
    <style:style style:name="P17" style:family="paragraph" style:parent-style-name="Standard">
      <style:text-properties fo:font-weight="normal" officeooo:rsid="001f5e15" officeooo:paragraph-rsid="001f5e15" style:font-weight-asian="normal" style:font-weight-complex="normal"/>
    </style:style>
    <style:style style:name="P18" style:family="paragraph" style:parent-style-name="Standard">
      <style:text-properties fo:font-weight="normal" officeooo:rsid="001f5e15" officeooo:paragraph-rsid="001f5e15" fo:background-color="#fff200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bold" officeooo:rsid="00225a80" officeooo:paragraph-rsid="00225a80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normal" officeooo:rsid="001f5e15" officeooo:paragraph-rsid="001f5e15" style:font-weight-asian="normal" style:font-weight-complex="normal"/>
    </style:style>
    <style:style style:name="P21" style:family="paragraph" style:parent-style-name="Standard">
      <style:paragraph-properties fo:break-before="page"/>
      <style:text-properties officeooo:rsid="0011b65a" officeooo:paragraph-rsid="0011b65a"/>
    </style:style>
    <style:style style:name="T1" style:family="text">
      <style:text-properties fo:color="#21409a"/>
    </style:style>
    <style:style style:name="T2" style:family="text">
      <style:text-properties fo:color="#21409a" officeooo:rsid="00139f4c"/>
    </style:style>
    <style:style style:name="T3" style:family="text">
      <style:text-properties fo:color="#21409a" officeooo:rsid="00188ff3"/>
    </style:style>
    <style:style style:name="T4" style:family="text">
      <style:text-properties fo:color="#21409a" officeooo:rsid="001a27ad"/>
    </style:style>
    <style:style style:name="T5" style:family="text">
      <style:text-properties officeooo:rsid="00139f4c"/>
    </style:style>
    <style:style style:name="T6" style:family="text">
      <style:text-properties fo:color="#000000" officeooo:rsid="00139f4c"/>
    </style:style>
    <style:style style:name="T7" style:family="text">
      <style:text-properties fo:color="#000000" officeooo:rsid="00188ff3"/>
    </style:style>
    <style:style style:name="T8" style:family="text">
      <style:text-properties officeooo:rsid="00188ff3"/>
    </style:style>
    <style:style style:name="T9" style:family="text">
      <style:text-properties officeooo:rsid="0011b65a"/>
    </style:style>
    <style:style style:name="T10" style:family="text">
      <style:text-properties officeooo:rsid="001a27ad"/>
    </style:style>
    <style:style style:name="T11" style:family="text">
      <style:text-properties fo:font-weight="normal" officeooo:rsid="0026c753" style:font-weight-asian="normal" style:font-weight-complex="normal"/>
    </style:style>
    <style:style style:name="T12" style:family="text">
      <style:text-properties fo:font-weight="normal" officeooo:rsid="0011b65a" style:font-weight-asian="normal" style:font-weight-complex="normal"/>
    </style:style>
    <style:style style:name="T13" style:family="text">
      <style:text-properties officeooo:rsid="00269ee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adme</text:p>
      <text:p text:style-name="P7"/>
      <text:p text:style-name="P8">Models</text:p>
      <text:p text:style-name="P8"/>
      <text:p text:style-name="P8"><draw:frame draw:style-name="fr1" draw:name="Object1" text:anchor-type="paragraph" svg:width="7.9189in" svg:height="3.800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span text:style-name="T14">Directories for Images and json files <text:s/></text:span><text:span text:style-name="T11">( This directories are defined routine “define_dirs(model)“ in </text:span><text:span text:style-name="T12">Models_routines.py <text:s/>)</text:span></text:p>
      <text:p text:style-name="P1"/>
      <text:p text:style-name="P14"># Root Dir and image files <text:s/>.png and json files .json </text:p>
      <text:p text:style-name="P14"/>
      <text:p text:style-name="P1">root_dir = "/home/user/Documentos/UOC/PFM/PFMProject" <text:s text:c="8"/># Root dir</text:p>
      <text:p text:style-name="P1">json_dir = <text:s/>root_dir +"/Data<text:span text:style-name="T8">New</text:span>/ALL_JSON/" <text:s text:c="31"/># .json dir images</text:p>
      <text:p text:style-name="P1">imag_dir = <text:s/>root_dir +"/Data<text:span text:style-name="T8">New</text:span>/ALL_IMAGES/" <text:s text:c="24"/># .png dir images</text:p>
      <text:p text:style-name="P1"/>
      <text:p text:style-name="P14"># Csv files - .csv id of the images to create train, validation and test files </text:p>
      <text:p text:style-name="P1">csv_dir = <text:s/>root_dir +"/Data<text:span text:style-name="T8">New</text:span>/CSV/" <text:s text:c="45"/># .csv dir <text:s/><text:span text:style-name="T5">for</text:span> dftrain, dfval, dftest</text:p>
      <text:p text:style-name="P1"/>
      <text:p text:style-name="P14"># Tensorlog dir </text:p>
      <text:p text:style-name="P1">Tensor_dir = <text:s/>root_dir +"/Tensorlog/" <text:s text:c="46"/># Tensor Log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Model Hierarchy for Models </text:p>
      <text:p text:style-name="P1"/>
      <text:p text:style-name="P1">To run the .ipynb <text:s/>the following hierarchy of files needs to be created <text:s/>:</text:p>
      <text:p text:style-name="P2"/>
      <text:p text:style-name="P1"/>
      <text:p text:style-name="P1">+ root_dir</text:p>
      <text:p text:style-name="P1"><text:s text:c="11"/><text:span text:style-name="T1">Models_routines.py <text:tab/><text:tab/><text:tab/><text:tab/><text:tab/><text:tab/></text:span><text:span text:style-name="T3"># Routines </text:span></text:p>
      <text:p text:style-name="P5"><text:s text:c="11"/>Create_train_val_test_dataset.ipyb<text:tab/><text:tab/><text:tab/><text:tab/><text:span text:style-name="T8"># ipynb to create the .csv files</text:span></text:p>
      <text:p text:style-name="P1"><text:tab/>+ Data<text:span text:style-name="T8">New</text:span></text:p>
      <text:p text:style-name="P1"><text:tab/><text:tab/>+ ALL_JSON<text:tab/><text:tab/><text:tab/><text:tab/><text:tab/><text:tab/><text:span text:style-name="T10"># ALL .json images</text:span></text:p>
      <text:p text:style-name="P1"><text:tab/><text:tab/><text:span text:style-name="T1">&lt; All .json files for images&gt;</text:span></text:p>
      <text:p text:style-name="P1"><text:tab/><text:tab/>+ ALL_IMAGES<text:tab/><text:tab/><text:tab/><text:tab/><text:tab/><text:span text:style-name="T10"># ALL .png <text:s/>images</text:span></text:p>
      <text:p text:style-name="P1"><text:tab/><text:tab/><text:span text:style-name="T1">&lt; All .png image files &gt;</text:span></text:p>
      <text:p text:style-name="P3"><text:span text:style-name="T2"><text:tab/></text:span><text:span text:style-name="T7">+ DataNew[2,3,4]</text:span></text:p>
      <text:p text:style-name="P3"><text:span text:style-name="T3"><text:tab/><text:tab/></text:span><text:span text:style-name="T6">+ CSV</text:span></text:p>
      <text:p text:style-name="P3"><text:span text:style-name="T6"><text:tab/><text:tab/><text:tab/></text:span><text:span text:style-name="T3">dftrain.csv<text:tab/><text:tab/><text:tab/><text:tab/><text:tab/></text:span><text:span text:style-name="T4"># csv to id train images</text:span></text:p>
      <text:p text:style-name="P3"><text:span text:style-name="T3"><text:tab/><text:tab/><text:tab/>dfval.csv<text:tab/><text:tab/><text:tab/><text:tab/><text:tab/></text:span><text:span text:style-name="T4"># csv to id validation images</text:span></text:p>
      <text:p text:style-name="P3"><text:span text:style-name="T3"><text:tab/><text:tab/><text:tab/>dftest.csv<text:tab/><text:tab/><text:tab/><text:tab/><text:tab/></text:span><text:span text:style-name="T4"># csv to id test images</text:span></text:p>
      <text:p text:style-name="P3"><text:span text:style-name="T3"><text:tab/><text:tab/><text:tab/>table_bm_age.csv <text:s/><text:tab/><text:tab/><text:tab/><text:tab/></text:span><text:span text:style-name="T4">#</text:span><text:span text:style-name="T3"> tables for xi square : </text:span><text:span text:style-name="T4">bm/age</text:span></text:p>
      <text:p text:style-name="P4"><text:span text:style-name="T3"><text:tab/><text:tab/><text:tab/>table_bm_sex.csv<text:tab/><text:tab/><text:tab/><text:tab/></text:span><text:span text:style-name="T4">#</text:span><text:span text:style-name="T3"> tables for xi square : </text:span><text:span text:style-name="T4">bm/gender</text:span></text:p>
      <text:p text:style-name="P4"><text:span text:style-name="T3"><text:tab/><text:tab/><text:tab/>table_bm_sex_age.csv<text:tab/><text:tab/><text:tab/></text:span><text:span text:style-name="T4">#</text:span><text:span text:style-name="T3"> tables for xi square : </text:span><text:span text:style-name="T4">bm/age/gende</text:span></text:p>
      <text:p text:style-name="P6"><text:tab/>+ Tensorlog<text:tab/><text:tab/></text:p>
      <text:p text:style-name="P1"><text:tab/>+ MODEL<text:span text:style-name="T8">K&lt;n&gt;</text:span></text:p>
      <text:p text:style-name="P1"><text:tab/><text:tab/>+ JMODEL<text:tab/><text:tab/><text:tab/><text:tab/><text:tab/><text:tab/><text:span text:style-name="T10"># Model <text:s/>to store model .json file </text:span></text:p>
      <text:p text:style-name="P1"><text:tab/><text:tab/>+ BMODEL<text:tab/><text:tab/><text:tab/><text:tab/><text:tab/><text:tab/><text:span text:style-name="T10"># .h5 best models backup</text:span></text:p>
      <text:p text:style-name="P1"><text:tab/><text:tab/>+ RESULTS<text:tab/><text:tab/><text:tab/><text:tab/><text:tab/><text:tab/><text:span text:style-name="T10"># Architecture of model </text:span></text:p>
      <text:p text:style-name="P1"><text:tab/><text:tab/><text:tab/><text:tab/><text:tab/><text:tab/><text:tab/><text:tab/><text:tab/><text:span text:style-name="T10"># Metrics </text:span></text:p>
      <text:p text:style-name="P1"><text:tab/><text:tab/><text:tab/><text:tab/><text:tab/><text:tab/><text:tab/><text:tab/><text:tab/><text:span text:style-name="T10"># Accuracy and Loss curves </text:span></text:p>
      <text:p text:style-name="P1"><text:tab/></text:p>
      <text:p text:style-name="P1"/>
      <text:p text:style-name="P1"/>
      <text:p text:style-name="P21"/>
      <text:p text:style-name="P9">Kernels </text:p>
      <text:p text:style-name="P9"/>
      <text:p text:style-name="P9">gpu2 <text:s text:c="3"/>- </text:p>
      <text:p text:style-name="P16"/>
      <text:p text:style-name="P15">(gpu2) valborsf@G531GV:~$ conda list</text:p>
      <text:p text:style-name="P15"># packages in environment at /home/valborsf/anaconda3/envs/gpu2:</text:p>
      <text:p text:style-name="P15">#</text:p>
      <text:p text:style-name="P15"># Name <text:s text:c="19"/>Version <text:s text:c="18"/>Build <text:s/>Channel</text:p>
      <text:p text:style-name="P15">_libgcc_mutex <text:s text:c="11"/>0.1 <text:s text:c="23"/>main <text:s text:c="3"/>anaconda</text:p>
      <text:p text:style-name="P15">_tflow_select <text:s text:c="12"/><text:tab/>2.1.0 <text:s text:c="22"/>gpu <text:s text:c="3"/>anaconda</text:p>
      <text:p text:style-name="P15">absl-py <text:s text:c="18"/><text:tab/>0.9.0 <text:s text:c="19"/>py37_0 <text:s text:c="3"/>anaconda</text:p>
      <text:p text:style-name="P15">astor <text:s text:c="20"/><text:tab/>0.8.0 <text:s text:c="19"/>py37_0 <text:s text:c="3"/>anaconda</text:p>
      <text:p text:style-name="P15">attrs <text:s text:c="20"/><text:tab/>19.3.0 <text:s text:c="20"/>py_0 <text:s text:c="3"/>anaconda</text:p>
      <text:p text:style-name="P15">backcall <text:s text:c="17"/><text:tab/>0.1.0 <text:s text:c="19"/>py37_0 <text:s text:c="3"/>anaconda</text:p>
      <text:p text:style-name="P15">blas <text:s text:c="21"/><text:tab/>1.0 <text:s text:c="24"/>mkl <text:s text:c="3"/>anaconda</text:p>
      <text:p text:style-name="P15">bleach <text:s text:c="19"/><text:tab/>3.1.0 <text:s text:c="19"/>py37_0 <text:s text:c="3"/>anaconda</text:p>
      <text:p text:style-name="P15">c-ares <text:s text:c="19"/><text:tab/>1.15.0 <text:s text:c="11"/>h7b6447c_1001 <text:s text:c="3"/>anaconda</text:p>
      <text:p text:style-name="P15">ca-certificates <text:s text:c="10"/><text:tab/>2020.1.1 <text:s text:c="21"/>0 <text:s text:c="3"/>anaconda</text:p>
      <text:p text:style-name="P15">cairo <text:s text:c="20"/><text:tab/>1.14.12 <text:s text:c="13"/>h8948797_3 <text:s text:c="3"/>anaconda</text:p>
      <text:p text:style-name="P15">certifi <text:s text:c="18"/><text:tab/>2019.11.28 <text:s text:c="14"/>py37_0 <text:s text:c="3"/>anaconda</text:p>
      <text:p text:style-name="P15">cloudpickle <text:s text:c="14"/><text:tab/>1.3.0 <text:s text:c="21"/>py_0 <text:s text:c="3"/>anaconda</text:p>
      <text:p text:style-name="P15">cudatoolkit <text:s text:c="14"/><text:tab/>10.0.130 <text:s text:c="21"/>0 <text:s text:c="3"/>anaconda</text:p>
      <text:p text:style-name="P15">cudnn <text:s text:c="20"/><text:tab/>7.6.5 <text:s text:c="15"/>cuda10.0_0 <text:s text:c="3"/>anaconda</text:p>
      <text:p text:style-name="P15">cupti <text:s text:c="20"/><text:tab/>10.0.130 <text:s text:c="21"/>0 <text:s text:c="3"/>anaconda</text:p>
      <text:p text:style-name="P15">cycler <text:s text:c="19"/><text:tab/>0.10.0 <text:s text:c="18"/>py37_0 <text:s text:c="3"/>anaconda</text:p>
      <text:p text:style-name="P15">dbus <text:s text:c="21"/><text:tab/>1.13.12 <text:s text:c="13"/>h746ee38_0 <text:s text:c="3"/>anaconda</text:p>
      <text:p text:style-name="P15">decorator <text:s text:c="16"/><text:tab/>4.4.1 <text:s text:c="21"/>py_0 <text:s text:c="3"/>anaconda</text:p>
      <text:p text:style-name="P15">defusedxml <text:s text:c="15"/><text:tab/>0.6.0 <text:s text:c="21"/>py_0 <text:s text:c="3"/>anaconda</text:p>
      <text:p text:style-name="P15">entrypoints <text:s text:c="14"/><text:tab/>0.3 <text:s text:c="21"/>py37_0 <text:s text:c="3"/>anaconda</text:p>
      <text:p text:style-name="P15">expat <text:s text:c="20"/><text:tab/>2.2.6 <text:s text:c="15"/>he6710b0_0 <text:s text:c="3"/>anaconda</text:p>
      <text:p text:style-name="P15">fontconfig <text:s text:c="15"/><text:tab/>2.13.0 <text:s text:c="14"/>h9420a91_0 <text:s text:c="3"/>anaconda</text:p>
      <text:p text:style-name="P15">freetype <text:s text:c="17"/><text:tab/>2.9.1 <text:s text:c="15"/>h8a8886c_1 <text:s text:c="3"/>anaconda</text:p>
      <text:p text:style-name="P15">fribidi <text:s text:c="18"/><text:tab/>1.0.5 <text:s text:c="15"/>h7b6447c_0 <text:s text:c="3"/>anaconda</text:p>
      <text:p text:style-name="P15">future <text:s text:c="19"/><text:tab/>0.18.2 <text:s text:c="18"/>py37_0 <text:s text:c="3"/>anaconda</text:p>
      <text:p text:style-name="P15">gast <text:s text:c="21"/><text:tab/>0.2.2 <text:s text:c="19"/>py37_0 <text:s text:c="3"/>anaconda</text:p>
      <text:p text:style-name="P15">glib <text:s text:c="21"/><text:tab/>2.56.2 <text:s text:c="14"/>hd408876_0 <text:s text:c="3"/>anaconda</text:p>
      <text:p text:style-name="P15">gmp <text:s text:c="22"/><text:tab/>6.1.2 <text:s text:c="15"/>hb3b607b_0 <text:s text:c="3"/>anaconda</text:p>
      <text:p text:style-name="P15">google-pasta <text:s text:c="13"/><text:tab/>0.1.8 <text:s text:c="21"/>py_0 <text:s text:c="3"/>anaconda</text:p>
      <text:p text:style-name="P15">graphite2 <text:s text:c="16"/><text:tab/>1.3.13 <text:s text:c="14"/>h23475e2_0 <text:s text:c="3"/>anaconda</text:p>
      <text:p text:style-name="P15">graphviz <text:s text:c="17"/><text:tab/>2.40.1 <text:s text:c="14"/>h21bd128_2 <text:s text:c="3"/>anaconda</text:p>
      <text:p text:style-name="P15">grpcio <text:s text:c="19"/><text:tab/>1.16.1 <text:s text:c="10"/>py37hf8bcb03_1 <text:s text:c="3"/>anaconda</text:p>
      <text:p text:style-name="P15">gst-plugins-base <text:s text:c="8"/>1.14.0 <text:s text:c="14"/>hbbd80ab_1 <text:s text:c="3"/>anaconda</text:p>
      <text:p text:style-name="P15">gstreamer <text:s text:c="16"/><text:tab/>1.14.0 <text:s text:c="14"/>hb453b48_1 <text:s text:c="3"/>anaconda</text:p>
      <text:p text:style-name="P15">h5py <text:s text:c="21"/><text:tab/>2.10.0 <text:s text:c="10"/>py37h7918eee_0 <text:s text:c="3"/>anaconda</text:p>
      <text:p text:style-name="P15">harfbuzz <text:s text:c="17"/><text:tab/>1.8.8 <text:s text:c="15"/>hffaf4a1_0 <text:s text:c="3"/>anaconda</text:p>
      <text:p text:style-name="P15">hdf5 <text:s text:c="21"/><text:tab/>1.10.4 <text:s text:c="14"/>hb1b8bf9_0 <text:s text:c="3"/>anaconda</text:p>
      <text:p text:style-name="P15"><text:soft-page-break/>hyperas <text:s text:c="18"/><text:tab/>0.4.1 <text:s text:c="21"/>py_0 <text:s text:c="3"/>conda-forge</text:p>
      <text:p text:style-name="P15">hyperopt <text:s text:c="16"/><text:tab/>0.2.2 <text:s text:c="21"/>py_0 <text:s text:c="3"/>conda-forge</text:p>
      <text:p text:style-name="P15">icu <text:s text:c="22"/><text:tab/>58.2 <text:s text:c="16"/>h211956c_0 <text:s text:c="3"/>anaconda</text:p>
      <text:p text:style-name="P15">imageio <text:s text:c="18"/><text:tab/>2.6.1 <text:s text:c="19"/>pypi_0 <text:s text:c="3"/>pypi</text:p>
      <text:p text:style-name="P15">importlib_metadata <text:s/><text:tab/>1.5.0 <text:s text:c="19"/>py37_0 <text:s text:c="3"/>anaconda</text:p>
      <text:p text:style-name="P15">intel-openmp <text:s text:c="13"/>2020.0 <text:s text:c="21"/>166 <text:s text:c="3"/>anaconda</text:p>
      <text:p text:style-name="P15">ipykernel <text:s text:c="16"/><text:tab/>5.1.4 <text:s text:c="11"/>py37h39e3cac_0 <text:s text:c="3"/>anaconda</text:p>
      <text:p text:style-name="P15">ipython <text:s text:c="18"/><text:tab/>7.11.0 <text:s text:c="18"/>pypi_0 <text:s text:c="3"/>pypi</text:p>
      <text:p text:style-name="P15">ipython-genutils <text:s text:c="8"/>0.2.0 <text:s text:c="19"/>pypi_0 <text:s text:c="3"/>pypi</text:p>
      <text:p text:style-name="P15">ipython_genutils <text:s text:c="8"/>0.2.0 <text:s text:c="19"/>py37_0 <text:s text:c="3"/>anaconda</text:p>
      <text:p text:style-name="P15">ipywidgets <text:s text:c="15"/><text:tab/>7.5.1 <text:s text:c="21"/>py_0 <text:s text:c="3"/>anaconda</text:p>
      <text:p text:style-name="P15">jedi <text:s text:c="21"/><text:tab/>0.15.2 <text:s text:c="18"/>pypi_0 <text:s text:c="3"/>pypi</text:p>
      <text:p text:style-name="P15">jinja2 <text:s text:c="19"/><text:tab/>2.11.1 <text:s text:c="20"/>py_0 <text:s text:c="3"/>anaconda</text:p>
      <text:p text:style-name="P15">joblib <text:s text:c="19"/><text:tab/>0.14.1 <text:s text:c="20"/>py_0 <text:s text:c="3"/>anaconda</text:p>
      <text:p text:style-name="P15">jpeg <text:s text:c="21"/><text:tab/>9b <text:s text:c="18"/>habf39ab_1 <text:s text:c="3"/>anaconda</text:p>
      <text:p text:style-name="P15">jsonschema <text:s text:c="15"/><text:tab/>3.2.0 <text:s text:c="19"/>py37_0 <text:s text:c="3"/>anaconda</text:p>
      <text:p text:style-name="P15">jupyter <text:s text:c="18"/><text:tab/>1.0.0 <text:s text:c="19"/>py37_7 <text:s text:c="3"/>anaconda</text:p>
      <text:p text:style-name="P15">jupyter_client <text:s text:c="11"/>5.3.4 <text:s text:c="19"/>py37_0 <text:s text:c="3"/>anaconda</text:p>
      <text:p text:style-name="P15">jupyter_console <text:s text:c="10"/>6.1.0 <text:s text:c="21"/>py_0 <text:s text:c="3"/>anaconda</text:p>
      <text:p text:style-name="P15">jupyter_core <text:s text:c="13"/>4.6.1 <text:s text:c="19"/>py37_0 <text:s text:c="3"/>anaconda</text:p>
      <text:p text:style-name="P15">keras <text:s text:c="20"/>2.2.4 <text:s text:c="24"/>0 <text:s text:c="3"/>anaconda</text:p>
      <text:p text:style-name="P15">keras-applications <text:s text:c="7"/>1.0.8 <text:s text:c="21"/>py_0 <text:s text:c="3"/>anaconda</text:p>
      <text:p text:style-name="P15">keras-base <text:s text:c="15"/>2.2.4 <text:s text:c="19"/>py37_0 <text:s text:c="3"/>anaconda</text:p>
      <text:p text:style-name="P15">keras-preprocessing <text:s text:c="6"/>1.1.0 <text:s text:c="21"/>py_1 <text:s text:c="3"/>anaconda</text:p>
      <text:p text:style-name="P15">keras-vis <text:s text:c="16"/>0.5.0 <text:s text:c="19"/>pypi_0 <text:s text:c="3"/>pypi</text:p>
      <text:p text:style-name="P15">kiwisolver <text:s text:c="15"/>1.1.0 <text:s text:c="11"/>py37he6710b0_0 <text:s text:c="3"/>anaconda</text:p>
      <text:p text:style-name="P15">ld_impl_linux-64 <text:s text:c="9"/>2.33.1 <text:s text:c="14"/>h53a641e_7 <text:s text:c="3"/>anaconda</text:p>
      <text:p text:style-name="P15">libedit <text:s text:c="18"/>3.1.20181209 <text:s text:c="8"/>hc058e9b_0 <text:s text:c="3"/>anaconda</text:p>
      <text:p text:style-name="P15">libffi <text:s text:c="19"/>3.2.1 <text:s text:c="15"/>h4deb6c0_3 <text:s text:c="3"/>anaconda</text:p>
      <text:p text:style-name="P15">libgcc-ng <text:s text:c="16"/>9.1.0 <text:s text:c="15"/>hdf63c60_0 <text:s text:c="3"/>anaconda</text:p>
      <text:p text:style-name="P15">libgfortran-ng <text:s text:c="11"/>7.3.0 <text:s text:c="15"/>hdf63c60_0 <text:s text:c="3"/>anaconda</text:p>
      <text:p text:style-name="P15">libpng <text:s text:c="19"/>1.6.37 <text:s text:c="14"/>hbc83047_0 <text:s text:c="3"/>anaconda</text:p>
      <text:p text:style-name="P15">libprotobuf <text:s text:c="14"/>3.11.3 <text:s text:c="14"/>hd408876_0 <text:s text:c="3"/>anaconda</text:p>
      <text:p text:style-name="P15">libsodium <text:s text:c="16"/>1.0.16 <text:s text:c="14"/>h1bed415_0 <text:s text:c="3"/>anaconda</text:p>
      <text:p text:style-name="P15">libstdcxx-ng <text:s text:c="13"/>9.1.0 <text:s text:c="15"/>hdf63c60_0 <text:s text:c="3"/>anaconda</text:p>
      <text:p text:style-name="P15">libtiff <text:s text:c="18"/>4.1.0 <text:s text:c="15"/>h2733197_0 <text:s text:c="3"/>anaconda</text:p>
      <text:p text:style-name="P15">libuuid <text:s text:c="18"/>1.0.3 <text:s text:c="15"/>h1bed415_2 <text:s text:c="3"/>anaconda</text:p>
      <text:p text:style-name="P15">libxcb <text:s text:c="19"/>1.13 <text:s text:c="16"/>h1bed415_1 <text:s text:c="3"/>anaconda</text:p>
      <text:p text:style-name="P15">libxml2 <text:s text:c="18"/>2.9.9 <text:s text:c="15"/>hea5a465_1 <text:s text:c="3"/>anaconda</text:p>
      <text:p text:style-name="P15">markdown <text:s text:c="17"/>3.1.1 <text:s text:c="19"/>py37_0 <text:s text:c="3"/>anaconda</text:p>
      <text:p text:style-name="P15">markupsafe <text:s text:c="15"/>1.1.1 <text:s text:c="11"/>py37h7b6447c_0 <text:s text:c="3"/>anaconda</text:p>
      <text:p text:style-name="P15">matplotlib <text:s text:c="15"/>3.1.3 <text:s text:c="19"/>py37_0 <text:s text:c="3"/>anaconda</text:p>
      <text:p text:style-name="P15">matplotlib-base <text:s text:c="10"/>3.1.3 <text:s text:c="11"/>py37hef1b27d_0 <text:s text:c="3"/>anaconda</text:p>
      <text:p text:style-name="P15">mistune <text:s text:c="18"/>0.8.4 <text:s text:c="11"/>py37h7b6447c_0 <text:s text:c="3"/>anaconda</text:p>
      <text:p text:style-name="P15">mkl <text:s text:c="22"/>2019.5 <text:s text:c="21"/>281 <text:s text:c="3"/>anaconda</text:p>
      <text:p text:style-name="P15">mkl-service <text:s text:c="14"/>2.3.0 <text:s text:c="11"/>py37he904b0f_0 <text:s text:c="3"/>anaconda</text:p>
      <text:p text:style-name="P15">mkl_fft <text:s text:c="18"/>1.0.15 <text:s text:c="10"/>py37ha843d7b_0 <text:s text:c="3"/>anaconda</text:p>
      <text:p text:style-name="P15"><text:soft-page-break/>mkl_random <text:s text:c="15"/>1.1.0 <text:s text:c="11"/>py37hd6b4f25_0 <text:s text:c="3"/>anaconda</text:p>
      <text:p text:style-name="P15">nbconvert <text:s text:c="16"/>5.6.1 <text:s text:c="19"/>py37_0 <text:s text:c="3"/>anaconda</text:p>
      <text:p text:style-name="P15">nbformat <text:s text:c="17"/>5.0.4 <text:s text:c="21"/>py_0 <text:s text:c="3"/>anaconda</text:p>
      <text:p text:style-name="P15">ncurses <text:s text:c="18"/>6.1 <text:s text:c="17"/>he6710b0_1 <text:s text:c="3"/>anaconda</text:p>
      <text:p text:style-name="P15">networkx <text:s text:c="17"/>2.4 <text:s text:c="23"/>py_0 <text:s text:c="3"/>anaconda</text:p>
      <text:p text:style-name="P15">notebook <text:s text:c="17"/>6.0.3 <text:s text:c="19"/>py37_0 <text:s text:c="3"/>anaconda</text:p>
      <text:p text:style-name="P15">numpy <text:s text:c="20"/>1.18.1 <text:s text:c="10"/>py37h4f9e942_0 <text:s text:c="3"/>anaconda</text:p>
      <text:p text:style-name="P15">numpy-base <text:s text:c="15"/>1.18.1 <text:s text:c="10"/>py37hde5b4d6_1 <text:s text:c="3"/>anaconda</text:p>
      <text:p text:style-name="P15">olefile <text:s text:c="18"/>0.46 <text:s text:c="20"/>py37_0 <text:s text:c="3"/>anaconda</text:p>
      <text:p text:style-name="P15">openssl <text:s text:c="18"/>1.1.1 <text:s text:c="15"/>h7b6447c_0 <text:s text:c="3"/>anaconda</text:p>
      <text:p text:style-name="P15">opt_einsum <text:s text:c="15"/>3.1.0 <text:s text:c="21"/>py_0 <text:s text:c="3"/>anaconda</text:p>
      <text:p text:style-name="P15">pandas <text:s text:c="19"/>1.0.1 <text:s text:c="11"/>py37h0573a6f_0 <text:s text:c="3"/>anaconda</text:p>
      <text:p text:style-name="P15">pandoc <text:s text:c="19"/>2.2.3.2 <text:s text:c="22"/>0 <text:s text:c="3"/>anaconda</text:p>
      <text:p text:style-name="P15">pandocfilters <text:s text:c="12"/>1.4.2 <text:s text:c="19"/>py37_1 <text:s text:c="3"/>anaconda</text:p>
      <text:p text:style-name="P15">pango <text:s text:c="20"/>1.42.4 <text:s text:c="14"/>h049681c_0 <text:s text:c="3"/>anaconda</text:p>
      <text:p text:style-name="P15">parso <text:s text:c="20"/>0.6.1 <text:s text:c="21"/>py_0 <text:s text:c="3"/>anaconda</text:p>
      <text:p text:style-name="P15">pcre <text:s text:c="21"/>8.43 <text:s text:c="16"/>he6710b0_0 <text:s text:c="3"/>anaconda</text:p>
      <text:p text:style-name="P15">pexpect <text:s text:c="18"/>4.8.0 <text:s text:c="19"/>py37_0 <text:s text:c="3"/>anaconda</text:p>
      <text:p text:style-name="P15">pickleshare <text:s text:c="14"/>0.7.5 <text:s text:c="19"/>pypi_0 <text:s text:c="3"/>pypi</text:p>
      <text:p text:style-name="P15">pillow <text:s text:c="19"/>7.0.0 <text:s text:c="11"/>py37hb39fc2d_0 <text:s text:c="3"/>anaconda</text:p>
      <text:p text:style-name="P15">pip <text:s text:c="22"/>20.0.2 <text:s text:c="18"/>py37_1 <text:s text:c="3"/>anaconda</text:p>
      <text:p text:style-name="P15">pixman <text:s text:c="19"/>0.38.0 <text:s text:c="14"/>h7b6447c_0 <text:s text:c="3"/>anaconda</text:p>
      <text:p text:style-name="P15">prometheus_client <text:s text:c="8"/>0.7.1 <text:s text:c="21"/>py_0 <text:s text:c="3"/>anaconda</text:p>
      <text:p text:style-name="P15">prompt-toolkit <text:s text:c="11"/>3.0.2 <text:s text:c="19"/>pypi_0 <text:s text:c="3"/>pypi</text:p>
      <text:p text:style-name="P15">prompt_toolkit <text:s text:c="11"/>3.0.3 <text:s text:c="21"/>py_0 <text:s text:c="3"/>anaconda</text:p>
      <text:p text:style-name="P15">protobuf <text:s text:c="17"/>3.11.3 <text:s text:c="10"/>py37he6710b0_0 <text:s text:c="3"/>anaconda</text:p>
      <text:p text:style-name="P15">ptyprocess <text:s text:c="15"/>0.6.0 <text:s text:c="19"/>pypi_0 <text:s text:c="3"/>pypi</text:p>
      <text:p text:style-name="P15">pydot <text:s text:c="20"/>1.4.1 <text:s text:c="19"/>py37_0 <text:s text:c="3"/>anaconda</text:p>
      <text:p text:style-name="P15">pygments <text:s text:c="17"/>2.5.2 <text:s text:c="21"/>py_0 <text:s text:c="3"/>anaconda</text:p>
      <text:p text:style-name="P15">pymongo <text:s text:c="18"/>3.9.0 <text:s text:c="11"/>py37he6710b0_0 <text:s text:c="3"/>anaconda</text:p>
      <text:p text:style-name="P15">pyparsing <text:s text:c="16"/>2.4.6 <text:s text:c="21"/>py_0 <text:s text:c="3"/>anaconda</text:p>
      <text:p text:style-name="P15">pyqt <text:s text:c="21"/>5.9.2 <text:s text:c="11"/>py37h22d08a2_1 <text:s text:c="3"/>anaconda</text:p>
      <text:p text:style-name="P15">pyrsistent <text:s text:c="15"/>0.15.7 <text:s text:c="10"/>py37h7b6447c_0 <text:s text:c="3"/>anaconda</text:p>
      <text:p text:style-name="P15">python <text:s text:c="19"/>3.7.6 <text:s text:c="15"/>h0371630_2 <text:s text:c="3"/>anaconda</text:p>
      <text:p text:style-name="P15">python-dateutil <text:s text:c="10"/>2.8.1 <text:s text:c="21"/>py_0 <text:s text:c="3"/>anaconda</text:p>
      <text:p text:style-name="P15">pytz <text:s text:c="21"/>2019.3 <text:s text:c="20"/>py_0 <text:s text:c="3"/>anaconda</text:p>
      <text:p text:style-name="P15">pywavelets <text:s text:c="15"/>1.1.1 <text:s text:c="19"/>pypi_0 <text:s text:c="3"/>pypi</text:p>
      <text:p text:style-name="P15">pyyaml <text:s text:c="19"/>5.2 <text:s text:c="21"/>pypi_0 <text:s text:c="3"/>pypi</text:p>
      <text:p text:style-name="P15">pyzmq <text:s text:c="20"/>18.1.1 <text:s text:c="18"/>pypi_0 <text:s text:c="3"/>pypi</text:p>
      <text:p text:style-name="P15">qt <text:s text:c="23"/>5.9.7 <text:s text:c="15"/>h5867ecd_1 <text:s text:c="3"/>anaconda</text:p>
      <text:p text:style-name="P15">qtconsole <text:s text:c="16"/>4.6.0 <text:s text:c="21"/>py_1 <text:s text:c="3"/>anaconda</text:p>
      <text:p text:style-name="P15">readline <text:s text:c="17"/>7.0 <text:s text:c="17"/>h7b6447c_5 <text:s text:c="3"/>anaconda</text:p>
      <text:p text:style-name="P15">scikit-image <text:s text:c="13"/>0.16.2 <text:s text:c="18"/>pypi_0 <text:s text:c="3"/>pypi</text:p>
      <text:p text:style-name="P15">scikit-learn <text:s text:c="13"/>0.22.1 <text:s text:c="10"/>py37hd81dba3_0 <text:s text:c="3"/>anaconda</text:p>
      <text:p text:style-name="P15">scipy <text:s text:c="20"/>1.2.1 <text:s text:c="11"/>py37h7c811a0_0 <text:s text:c="3"/>anaconda</text:p>
      <text:p text:style-name="P15">send2trash <text:s text:c="15"/>1.5.0 <text:s text:c="19"/>py37_0 <text:s text:c="3"/>anaconda</text:p>
      <text:p text:style-name="P15">setuptools <text:s text:c="15"/>45.2.0 <text:s text:c="18"/>py37_0 <text:s text:c="3"/>anaconda</text:p>
      <text:p text:style-name="P15"><text:soft-page-break/>sip <text:s text:c="22"/>4.19.13 <text:s text:c="9"/>py37he6710b0_0 <text:s text:c="3"/>anaconda</text:p>
      <text:p text:style-name="P15">six <text:s text:c="22"/>1.14.0 <text:s text:c="18"/>py37_0 <text:s text:c="3"/>anaconda</text:p>
      <text:p text:style-name="P15">sqlite <text:s text:c="19"/>3.31.1 <text:s text:c="14"/>h7b6447c_0 <text:s text:c="3"/>anaconda</text:p>
      <text:p text:style-name="P15">tensorboard <text:s text:c="14"/>2.0.0 <text:s text:c="13"/>pyhb38c66f_1 <text:s text:c="3"/>anaconda</text:p>
      <text:p text:style-name="P15">tensorflow <text:s text:c="15"/>2.0.0 <text:s text:c="10"/>gpu_py37h768510d_0 <text:s text:c="3"/>anaconda</text:p>
      <text:p text:style-name="P15">tensorflow-base <text:s text:c="10"/>2.0.0 <text:s text:c="10"/>gpu_py37h0ec5d1f_0 <text:s text:c="3"/>anaconda</text:p>
      <text:p text:style-name="P15">tensorflow-estimator <text:s text:c="5"/>2.0.0 <text:s text:c="13"/>pyh2649769_0 <text:s text:c="3"/>anaconda</text:p>
      <text:p text:style-name="P15">tensorflow-gpu <text:s text:c="11"/>2.0.0 <text:s text:c="15"/>h0d30ee6_0 <text:s text:c="3"/>anaconda</text:p>
      <text:p text:style-name="P15">termcolor <text:s text:c="16"/>1.1.0 <text:s text:c="19"/>py37_1 <text:s text:c="3"/>anaconda</text:p>
      <text:p text:style-name="P15">terminado <text:s text:c="16"/>0.8.3 <text:s text:c="19"/>py37_0 <text:s text:c="3"/>anaconda</text:p>
      <text:p text:style-name="P15">testpath <text:s text:c="17"/>0.4.4 <text:s text:c="21"/>py_0 <text:s text:c="3"/>anaconda</text:p>
      <text:p text:style-name="P15">texttable <text:s text:c="16"/>1.6.2 <text:s text:c="19"/>pypi_0 <text:s text:c="3"/>pypi</text:p>
      <text:p text:style-name="P15">tk <text:s text:c="23"/>8.6.8 <text:s text:c="15"/>hbc83047_0 <text:s text:c="3"/>anaconda</text:p>
      <text:p text:style-name="P15">tornado <text:s text:c="18"/>6.0.3 <text:s text:c="11"/>py37h7b6447c_3 <text:s text:c="3"/>anaconda</text:p>
      <text:p text:style-name="P15">tqdm <text:s text:c="21"/>4.42.1 <text:s text:c="20"/>py_0 <text:s text:c="3"/>anaconda</text:p>
      <text:p text:style-name="P15">traitlets <text:s text:c="16"/>4.3.3 <text:s text:c="19"/>py37_0 <text:s text:c="3"/>anaconda</text:p>
      <text:p text:style-name="P15">wcwidth <text:s text:c="18"/>0.1.7 <text:s text:c="19"/>pypi_0 <text:s text:c="3"/>pypi</text:p>
      <text:p text:style-name="P15">webencodings <text:s text:c="13"/>0.5.1 <text:s text:c="19"/>py37_1 <text:s text:c="3"/>anaconda</text:p>
      <text:p text:style-name="P15">werkzeug <text:s text:c="17"/>0.16.1 <text:s text:c="20"/>py_0 <text:s text:c="3"/>anaconda</text:p>
      <text:p text:style-name="P15">wheel <text:s text:c="20"/>0.34.2 <text:s text:c="18"/>py37_0 <text:s text:c="3"/>anaconda</text:p>
      <text:p text:style-name="P15">widgetsnbextension <text:s text:c="7"/>3.5.1 <text:s text:c="19"/>py37_0 <text:s text:c="3"/>anaconda</text:p>
      <text:p text:style-name="P15">wrapt <text:s text:c="20"/>1.11.2 <text:s text:c="10"/>py37h7b6447c_0 <text:s text:c="3"/>anaconda</text:p>
      <text:p text:style-name="P15">xz <text:s text:c="23"/>5.2.4 <text:s text:c="15"/>h14c3975_4 <text:s text:c="3"/>anaconda</text:p>
      <text:p text:style-name="P15">yaml <text:s text:c="21"/>0.1.7 <text:s text:c="15"/>h96e3832_1 <text:s text:c="3"/>anaconda</text:p>
      <text:p text:style-name="P15">zeromq <text:s text:c="19"/>4.3.1 <text:s text:c="15"/>he6710b0_3 <text:s text:c="3"/>anaconda</text:p>
      <text:p text:style-name="P15">zipp <text:s text:c="21"/>2.2.0 <text:s text:c="21"/>py_0 <text:s text:c="3"/>anaconda</text:p>
      <text:p text:style-name="P15">zlib <text:s text:c="21"/>1.2.11 <text:s text:c="14"/>h7b6447c_3 <text:s text:c="3"/>anaconda</text:p>
      <text:p text:style-name="P15">zstd <text:s text:c="21"/>1.3.7 <text:s text:c="15"/>h0b5b093_0 <text:s text:c="3"/>anaconda</text:p>
      <text:p text:style-name="P15"/>
      <text:p text:style-name="P15"/>
      <text:p text:style-name="P10">ktf2</text:p>
      <text:p text:style-name="P10"/>
      <text:p text:style-name="P13">( Relevant libraries highlighted ) </text:p>
      <text:p text:style-name="P10"/>
      <text:p text:style-name="P17">(ktf2) valborsf@G531GV:~$ conda list</text:p>
      <text:p text:style-name="P17"># packages in environment at /home/valborsf/anaconda3/envs/ktf2:</text:p>
      <text:p text:style-name="P17">#</text:p>
      <text:p text:style-name="P17"># Name <text:s text:c="19"/>Version <text:s text:c="18"/>Build <text:s/>Channel</text:p>
      <text:p text:style-name="P17">_libgcc_mutex <text:s text:c="12"/>0.1 <text:s text:c="23"/>main <text:s/></text:p>
      <text:p text:style-name="P17">_tflow_select <text:s text:c="12"/>2.1.0 <text:s text:c="22"/>gpu <text:s/></text:p>
      <text:p text:style-name="P17">absl-py <text:s text:c="18"/>0.9.0 <text:s text:c="19"/>py37_0 <text:s/></text:p>
      <text:p text:style-name="P17">astor <text:s text:c="20"/>0.8.0 <text:s text:c="19"/>py37_0 <text:s/></text:p>
      <text:p text:style-name="P17">attrs <text:s text:c="20"/>19.3.0 <text:s text:c="20"/>py_0 <text:s/></text:p>
      <text:p text:style-name="P17">backcall <text:s text:c="17"/>0.1.0 <text:s text:c="19"/>py37_0 <text:s/></text:p>
      <text:p text:style-name="P17">blas <text:s text:c="21"/>1.0 <text:s text:c="24"/>mkl <text:s/></text:p>
      <text:p text:style-name="P17">bleach <text:s text:c="19"/>3.1.0 <text:s text:c="19"/>py37_0 <text:s/></text:p>
      <text:p text:style-name="P17">c-ares <text:s text:c="19"/>1.15.0 <text:s text:c="11"/>h7b6447c_1001 <text:s/></text:p>
      <text:p text:style-name="P17"><text:soft-page-break/>ca-certificates <text:s text:c="10"/>2020.1.1 <text:s text:c="21"/>0 <text:s/></text:p>
      <text:p text:style-name="P17">cairo <text:s text:c="20"/>1.14.12 <text:s text:c="13"/>h8948797_3 <text:s/></text:p>
      <text:p text:style-name="P17">certifi <text:s text:c="18"/>2019.11.28 <text:s text:c="14"/>py37_0 <text:s/></text:p>
      <text:p text:style-name="P17">cloudpickle <text:s text:c="14"/>1.3.0 <text:s text:c="21"/>py_0 <text:s/></text:p>
      <text:p text:style-name="P18">cudatoolkit <text:s text:c="14"/>10.0.130 <text:s text:c="21"/>0 <text:s/></text:p>
      <text:p text:style-name="P18">cudnn <text:s text:c="20"/>7.6.5 <text:s text:c="15"/>cuda10.0_0 <text:s/></text:p>
      <text:p text:style-name="P17">cupti <text:s text:c="20"/>10.0.130 <text:s text:c="21"/>0 <text:s/></text:p>
      <text:p text:style-name="P17">cycler <text:s text:c="19"/>0.10.0 <text:s text:c="18"/>py37_0 <text:s/></text:p>
      <text:p text:style-name="P17">cytoolz <text:s text:c="18"/>0.10.1 <text:s text:c="10"/>py37h7b6447c_0 <text:s/></text:p>
      <text:p text:style-name="P17">dask-core <text:s text:c="16"/>2.10.1 <text:s text:c="20"/>py_0 <text:s/></text:p>
      <text:p text:style-name="P17">dbus <text:s text:c="21"/>1.13.12 <text:s text:c="13"/>h746ee38_0 <text:s/></text:p>
      <text:p text:style-name="P17">decorator <text:s text:c="16"/>4.4.1 <text:s text:c="21"/>py_0 <text:s/></text:p>
      <text:p text:style-name="P17">defusedxml <text:s text:c="15"/>0.6.0 <text:s text:c="21"/>py_0 <text:s/></text:p>
      <text:p text:style-name="P17">entrypoints <text:s text:c="14"/>0.3 <text:s text:c="21"/>py37_0 <text:s/></text:p>
      <text:p text:style-name="P17">expat <text:s text:c="20"/>2.2.6 <text:s text:c="15"/>he6710b0_0 <text:s/></text:p>
      <text:p text:style-name="P17">fontconfig <text:s text:c="15"/>2.13.0 <text:s text:c="14"/>h9420a91_0 <text:s/></text:p>
      <text:p text:style-name="P17">freetype <text:s text:c="17"/>2.9.1 <text:s text:c="15"/>h8a8886c_1 <text:s/></text:p>
      <text:p text:style-name="P17">fribidi <text:s text:c="18"/>1.0.5 <text:s text:c="15"/>h7b6447c_0 <text:s/></text:p>
      <text:p text:style-name="P17">gast <text:s text:c="21"/>0.2.2 <text:s text:c="19"/>py37_0 <text:s/></text:p>
      <text:p text:style-name="P17">glib <text:s text:c="21"/>2.63.1 <text:s text:c="14"/>h5a9c865_0 <text:s/></text:p>
      <text:p text:style-name="P17">gmp <text:s text:c="22"/>6.1.2 <text:s text:c="15"/>h6c8ec71_1 <text:s/></text:p>
      <text:p text:style-name="P17">google-pasta <text:s text:c="13"/>0.1.8 <text:s text:c="21"/>py_0 <text:s/></text:p>
      <text:p text:style-name="P17">graphite2 <text:s text:c="16"/>1.3.13 <text:s text:c="14"/>h23475e2_0 <text:s/></text:p>
      <text:p text:style-name="P17">graphviz <text:s text:c="17"/>2.40.1 <text:s text:c="14"/>h21bd128_2 <text:s/></text:p>
      <text:p text:style-name="P17">grpcio <text:s text:c="19"/>1.16.1 <text:s text:c="10"/>py37hf8bcb03_1 <text:s/></text:p>
      <text:p text:style-name="P17">gst-plugins-base <text:s text:c="9"/>1.14.0 <text:s text:c="14"/>hbbd80ab_1 <text:s/></text:p>
      <text:p text:style-name="P17">gstreamer <text:s text:c="16"/>1.14.0 <text:s text:c="14"/>hb453b48_1 <text:s/></text:p>
      <text:p text:style-name="P17">h5py <text:s text:c="21"/>2.10.0 <text:s text:c="10"/>py37h7918eee_0 <text:s/></text:p>
      <text:p text:style-name="P17">harfbuzz <text:s text:c="17"/>1.8.8 <text:s text:c="15"/>hffaf4a1_0 <text:s/></text:p>
      <text:p text:style-name="P17">hdf5 <text:s text:c="21"/>1.10.4 <text:s text:c="14"/>hb1b8bf9_0 <text:s/></text:p>
      <text:p text:style-name="P17">icu <text:s text:c="22"/>58.2 <text:s text:c="16"/>h9c2bf20_1 <text:s/></text:p>
      <text:p text:style-name="P17">imageio <text:s text:c="18"/>2.6.1 <text:s text:c="19"/>py37_0 <text:s/></text:p>
      <text:p text:style-name="P17">importlib_metadata <text:s text:c="7"/>1.5.0 <text:s text:c="19"/>py37_0 <text:s/></text:p>
      <text:p text:style-name="P17">intel-openmp <text:s text:c="13"/>2020.0 <text:s text:c="21"/>166 <text:s/></text:p>
      <text:p text:style-name="P17">ipykernel <text:s text:c="16"/>5.1.4 <text:s text:c="11"/>py37h39e3cac_0 <text:s/></text:p>
      <text:p text:style-name="P17">ipython <text:s text:c="18"/>7.12.0 <text:s text:c="10"/>py37h5ca1d4c_0 <text:s/></text:p>
      <text:p text:style-name="P17">ipython-genutils <text:s text:c="9"/>0.2.0 <text:s text:c="19"/>pypi_0 <text:s text:c="3"/>pypi</text:p>
      <text:p text:style-name="P17">ipython_genutils <text:s text:c="9"/>0.2.0 <text:s text:c="19"/>py37_0 <text:s/></text:p>
      <text:p text:style-name="P17">ipywidgets <text:s text:c="15"/>7.5.1 <text:s text:c="21"/>py_0 <text:s/></text:p>
      <text:p text:style-name="P17">jedi <text:s text:c="21"/>0.16.0 <text:s text:c="18"/>py37_0 <text:s/></text:p>
      <text:p text:style-name="P17">jinja2 <text:s text:c="19"/>2.11.1 <text:s text:c="20"/>py_0 <text:s/></text:p>
      <text:p text:style-name="P17">joblib <text:s text:c="19"/>0.14.1 <text:s text:c="20"/>py_0 <text:s/></text:p>
      <text:p text:style-name="P17">jpeg <text:s text:c="21"/>9b <text:s text:c="18"/>h024ee3a_2 <text:s/></text:p>
      <text:p text:style-name="P17">jsonschema <text:s text:c="15"/>3.2.0 <text:s text:c="19"/>py37_0 <text:s/></text:p>
      <text:p text:style-name="P18">jupyter <text:s text:c="18"/>1.0.0 <text:s text:c="19"/>py37_7 <text:s/></text:p>
      <text:p text:style-name="P17">jupyter-core <text:s text:c="13"/>4.6.2 <text:s text:c="19"/>pypi_0 <text:s text:c="3"/>pypi</text:p>
      <text:p text:style-name="P17">jupyter_client <text:s text:c="11"/>5.3.4 <text:s text:c="19"/>py37_0 <text:s/></text:p>
      <text:p text:style-name="P17"><text:soft-page-break/>jupyter_console <text:s text:c="10"/>6.1.0 <text:s text:c="21"/>py_0 <text:s/></text:p>
      <text:p text:style-name="P17">jupyter_core <text:s text:c="13"/>4.6.1 <text:s text:c="19"/>py37_0 <text:s/></text:p>
      <text:p text:style-name="P18">keras <text:s text:c="20"/>2.3.1 <text:s text:c="19"/>pypi_0 <text:s text:c="3"/>pypi</text:p>
      <text:p text:style-name="P17">keras-applications <text:s text:c="7"/>1.0.8 <text:s text:c="21"/>py_0 <text:s/></text:p>
      <text:p text:style-name="P17">keras-preprocessing <text:s text:c="6"/>1.1.0 <text:s text:c="21"/>py_1 <text:s/></text:p>
      <text:p text:style-name="P18">keras-vis <text:s text:c="16"/>0.5.0 <text:s text:c="19"/>pypi_0 <text:s text:c="3"/>pypi</text:p>
      <text:p text:style-name="P17">kiwisolver <text:s text:c="15"/>1.1.0 <text:s text:c="11"/>py37he6710b0_0 <text:s/></text:p>
      <text:p text:style-name="P17">ld_impl_linux-64 <text:s text:c="9"/>2.33.1 <text:s text:c="14"/>h53a641e_7 <text:s/></text:p>
      <text:p text:style-name="P17">libedit <text:s text:c="18"/>3.1.20181209 <text:s text:c="8"/>hc058e9b_0 <text:s/></text:p>
      <text:p text:style-name="P17">libffi <text:s text:c="19"/>3.2.1 <text:s text:c="15"/>hd88cf55_4 <text:s/></text:p>
      <text:p text:style-name="P17">libgcc-ng <text:s text:c="16"/>9.1.0 <text:s text:c="15"/>hdf63c60_0 <text:s/></text:p>
      <text:p text:style-name="P17">libgfortran-ng <text:s text:c="11"/>7.3.0 <text:s text:c="15"/>hdf63c60_0 <text:s/></text:p>
      <text:p text:style-name="P17">libpng <text:s text:c="19"/>1.6.37 <text:s text:c="14"/>hbc83047_0 <text:s/></text:p>
      <text:p text:style-name="P17">libprotobuf <text:s text:c="14"/>3.11.3 <text:s text:c="14"/>hd408876_0 <text:s/></text:p>
      <text:p text:style-name="P17">libsodium <text:s text:c="16"/>1.0.16 <text:s text:c="14"/>h1bed415_0 <text:s/></text:p>
      <text:p text:style-name="P17">libstdcxx-ng <text:s text:c="13"/>9.1.0 <text:s text:c="15"/>hdf63c60_0 <text:s/></text:p>
      <text:p text:style-name="P17">libtiff <text:s text:c="18"/>4.1.0 <text:s text:c="15"/>h2733197_0 <text:s/></text:p>
      <text:p text:style-name="P17">libuuid <text:s text:c="18"/>1.0.3 <text:s text:c="15"/>h1bed415_2 <text:s/></text:p>
      <text:p text:style-name="P17">libxcb <text:s text:c="19"/>1.13 <text:s text:c="16"/>h1bed415_1 <text:s/></text:p>
      <text:p text:style-name="P17">libxml2 <text:s text:c="18"/>2.9.9 <text:s text:c="15"/>hea5a465_1 <text:s/></text:p>
      <text:p text:style-name="P17">markdown <text:s text:c="17"/>3.1.1 <text:s text:c="19"/>py37_0 <text:s/></text:p>
      <text:p text:style-name="P17">markupsafe <text:s text:c="15"/>1.1.1 <text:s text:c="11"/>py37h7b6447c_0 <text:s/></text:p>
      <text:p text:style-name="P18">matplotlib <text:s text:c="15"/>3.1.3 <text:s text:c="19"/>py37_0 <text:s/></text:p>
      <text:p text:style-name="P17">matplotlib-base <text:s text:c="10"/>3.1.3 <text:s text:c="11"/>py37hef1b27d_0 <text:s/></text:p>
      <text:p text:style-name="P17">mistune <text:s text:c="18"/>0.8.4 <text:s text:c="11"/>py37h7b6447c_0 <text:s/></text:p>
      <text:p text:style-name="P17">mkl <text:s text:c="22"/>2020.0 <text:s text:c="21"/>166 <text:s/></text:p>
      <text:p text:style-name="P17">mkl-service <text:s text:c="14"/>2.3.0 <text:s text:c="11"/>py37he904b0f_0 <text:s/></text:p>
      <text:p text:style-name="P17">mkl_fft <text:s text:c="18"/>1.0.15 <text:s text:c="10"/>py37ha843d7b_0 <text:s/></text:p>
      <text:p text:style-name="P17">mkl_random <text:s text:c="15"/>1.1.0 <text:s text:c="11"/>py37hd6b4f25_0 <text:s/></text:p>
      <text:p text:style-name="P17">nbconvert <text:s text:c="16"/>5.6.1 <text:s text:c="19"/>py37_0 <text:s/></text:p>
      <text:p text:style-name="P17">nbformat <text:s text:c="17"/>5.0.4 <text:s text:c="21"/>py_0 <text:s/></text:p>
      <text:p text:style-name="P17">ncurses <text:s text:c="18"/>6.1 <text:s text:c="17"/>he6710b0_1 <text:s/></text:p>
      <text:p text:style-name="P17">networkx <text:s text:c="17"/>2.4 <text:s text:c="23"/>py_0 <text:s/></text:p>
      <text:p text:style-name="P17">notebook <text:s text:c="17"/>6.0.3 <text:s text:c="19"/>py37_0 <text:s/></text:p>
      <text:p text:style-name="P18">numpy <text:s text:c="20"/>1.18.1 <text:s text:c="10"/>py37h4f9e942_0 <text:s/></text:p>
      <text:p text:style-name="P17">numpy-base <text:s text:c="15"/>1.18.1 <text:s text:c="10"/>py37hde5b4d6_1 <text:s/></text:p>
      <text:p text:style-name="P17">olefile <text:s text:c="18"/>0.46 <text:s text:c="20"/>py37_0 <text:s/></text:p>
      <text:p text:style-name="P17">openssl <text:s text:c="18"/>1.1.1d <text:s text:c="14"/>h7b6447c_4 <text:s/></text:p>
      <text:p text:style-name="P17">opt_einsum <text:s text:c="15"/>3.1.0 <text:s text:c="21"/>py_0 <text:s/></text:p>
      <text:p text:style-name="P18">pandas <text:s text:c="19"/>1.0.1 <text:s text:c="11"/>py37h0573a6f_0 <text:s/></text:p>
      <text:p text:style-name="P17">pandoc <text:s text:c="19"/>2.2.3.2 <text:s text:c="22"/>0 <text:s/></text:p>
      <text:p text:style-name="P17">pandocfilters <text:s text:c="12"/>1.4.2 <text:s text:c="19"/>py37_1 <text:s/></text:p>
      <text:p text:style-name="P17">pango <text:s text:c="20"/>1.42.4 <text:s text:c="14"/>h049681c_0 <text:s/></text:p>
      <text:p text:style-name="P17">parso <text:s text:c="20"/>0.6.1 <text:s text:c="21"/>py_0 <text:s/></text:p>
      <text:p text:style-name="P17">pcre <text:s text:c="21"/>8.43 <text:s text:c="16"/>he6710b0_0 <text:s/></text:p>
      <text:p text:style-name="P17">pexpect <text:s text:c="18"/>4.8.0 <text:s text:c="19"/>py37_0 <text:s/></text:p>
      <text:p text:style-name="P17">pickleshare <text:s text:c="14"/>0.7.5 <text:s text:c="19"/>pypi_0 <text:s text:c="3"/>pypi</text:p>
      <text:p text:style-name="P18"><text:soft-page-break/>pillow <text:s text:c="19"/>7.0.0 <text:s text:c="11"/>py37hb39fc2d_0 <text:s/></text:p>
      <text:p text:style-name="P17">pip <text:s text:c="22"/>20.0.2 <text:s text:c="18"/>py37_1 <text:s/></text:p>
      <text:p text:style-name="P17">pixman <text:s text:c="19"/>0.38.0 <text:s text:c="14"/>h7b6447c_0 <text:s/></text:p>
      <text:p text:style-name="P17">prometheus_client <text:s text:c="8"/>0.7.1 <text:s text:c="21"/>py_0 <text:s/></text:p>
      <text:p text:style-name="P17">prompt_toolkit <text:s text:c="11"/>3.0.3 <text:s text:c="21"/>py_0 <text:s/></text:p>
      <text:p text:style-name="P17">protobuf <text:s text:c="17"/>3.11.3 <text:s text:c="10"/>py37he6710b0_0 <text:s/></text:p>
      <text:p text:style-name="P17">ptyprocess <text:s text:c="15"/>0.6.0 <text:s text:c="19"/>pypi_0 <text:s text:c="3"/>pypi</text:p>
      <text:p text:style-name="P18">pydot <text:s text:c="20"/>1.4.1 <text:s text:c="19"/>py37_0 <text:s/></text:p>
      <text:p text:style-name="P17">pygments <text:s text:c="17"/>2.5.2 <text:s text:c="21"/>py_0 <text:s/></text:p>
      <text:p text:style-name="P17">pyparsing <text:s text:c="16"/>2.4.6 <text:s text:c="21"/>py_0 <text:s/></text:p>
      <text:p text:style-name="P17">pyqt <text:s text:c="21"/>5.9.2 <text:s text:c="11"/>py37h05f1152_2 <text:s/></text:p>
      <text:p text:style-name="P17">pyrsistent <text:s text:c="15"/>0.15.7 <text:s text:c="10"/>py37h7b6447c_0 <text:s/></text:p>
      <text:p text:style-name="P17">python <text:s text:c="19"/>3.7.6 <text:s text:c="15"/>h0371630_2 <text:s/></text:p>
      <text:p text:style-name="P17">python-dateutil <text:s text:c="10"/>2.8.1 <text:s text:c="21"/>py_0 <text:s/></text:p>
      <text:p text:style-name="P17">pytz <text:s text:c="21"/>2019.3 <text:s text:c="20"/>py_0 <text:s/></text:p>
      <text:p text:style-name="P17">pywavelets <text:s text:c="15"/>1.1.1 <text:s text:c="11"/>py37h7b6447c_0 <text:s/></text:p>
      <text:p text:style-name="P17">pyyaml <text:s text:c="19"/>5.3 <text:s text:c="21"/>pypi_0 <text:s text:c="3"/>pypi</text:p>
      <text:p text:style-name="P17">pyzmq <text:s text:c="20"/>18.1.1 <text:s text:c="18"/>pypi_0 <text:s text:c="3"/>pypi</text:p>
      <text:p text:style-name="P17">qt <text:s text:c="23"/>5.9.7 <text:s text:c="15"/>h5867ecd_1 <text:s/></text:p>
      <text:p text:style-name="P17">qtconsole <text:s text:c="16"/>4.6.0 <text:s text:c="21"/>py_1 <text:s/></text:p>
      <text:p text:style-name="P17">readline <text:s text:c="17"/>7.0 <text:s text:c="17"/>h7b6447c_5 <text:s/></text:p>
      <text:p text:style-name="P17">scikit-image <text:s text:c="13"/>0.16.2 <text:s text:c="10"/>py37h0573a6f_0 <text:s/></text:p>
      <text:p text:style-name="P18">scikit-learn <text:s text:c="13"/>0.22.1 <text:s text:c="10"/>py37hd81dba3_0 <text:s/></text:p>
      <text:p text:style-name="P17">scipy <text:s text:c="20"/>1.4.1 <text:s text:c="11"/>py37h0b6359f_0 <text:s/></text:p>
      <text:p text:style-name="P17">send2trash <text:s text:c="15"/>1.5.0 <text:s text:c="19"/>py37_0 <text:s/></text:p>
      <text:p text:style-name="P17">setuptools <text:s text:c="15"/>45.2.0 <text:s text:c="18"/>py37_0 <text:s/></text:p>
      <text:p text:style-name="P17">sip <text:s text:c="22"/>4.19.8 <text:s text:c="10"/>py37hf484d3e_0 <text:s/></text:p>
      <text:p text:style-name="P17">six <text:s text:c="22"/>1.14.0 <text:s text:c="18"/>py37_0 <text:s/></text:p>
      <text:p text:style-name="P17">sqlite <text:s text:c="19"/>3.31.1 <text:s text:c="14"/>h7b6447c_0 <text:s/></text:p>
      <text:p text:style-name="P18">tensorboard <text:s text:c="14"/>2.0.0 <text:s text:c="13"/>pyhb38c66f_1 <text:s/></text:p>
      <text:p text:style-name="P18">tensorflow <text:s text:c="15"/>2.0.0 <text:s text:c="10"/>gpu_py37h768510d_0 <text:s/></text:p>
      <text:p text:style-name="P17">tensorflow-base <text:s text:c="10"/>2.0.0 <text:s text:c="10"/>gpu_py37h0ec5d1f_0 <text:s/></text:p>
      <text:p text:style-name="P17">tensorflow-estimator <text:s text:c="5"/>2.0.0 <text:s text:c="13"/>pyh2649769_0 <text:s/></text:p>
      <text:p text:style-name="P18">tensorflow-gpu <text:s text:c="11"/>2.0.0 <text:s text:c="15"/>h0d30ee6_0 <text:s/></text:p>
      <text:p text:style-name="P17">termcolor <text:s text:c="16"/>1.1.0 <text:s text:c="19"/>py37_1 <text:s/></text:p>
      <text:p text:style-name="P17">terminado <text:s text:c="16"/>0.8.3 <text:s text:c="19"/>py37_0 <text:s/></text:p>
      <text:p text:style-name="P17">testpath <text:s text:c="17"/>0.4.4 <text:s text:c="21"/>py_0 <text:s/></text:p>
      <text:p text:style-name="P18">texttable <text:s text:c="16"/>1.6.2 <text:s text:c="19"/>pypi_0 <text:s text:c="3"/>pypi</text:p>
      <text:p text:style-name="P17">tk <text:s text:c="23"/>8.6.8 <text:s text:c="15"/>hbc83047_0 <text:s/></text:p>
      <text:p text:style-name="P17">toolz <text:s text:c="20"/>0.10.0 <text:s text:c="20"/>py_0 <text:s/></text:p>
      <text:p text:style-name="P17">tornado <text:s text:c="18"/>6.0.3 <text:s text:c="11"/>py37h7b6447c_3 <text:s/></text:p>
      <text:p text:style-name="P17">traitlets <text:s text:c="16"/>4.3.3 <text:s text:c="19"/>py37_0 <text:s/></text:p>
      <text:p text:style-name="P17">wcwidth <text:s text:c="18"/>0.1.8 <text:s text:c="21"/>py_0 <text:s/></text:p>
      <text:p text:style-name="P17">webencodings <text:s text:c="13"/>0.5.1 <text:s text:c="19"/>py37_1 <text:s/></text:p>
      <text:p text:style-name="P17">werkzeug <text:s text:c="17"/>0.16.1 <text:s text:c="20"/>py_0 <text:s/></text:p>
      <text:p text:style-name="P17">wheel <text:s text:c="20"/>0.34.2 <text:s text:c="18"/>py37_0 <text:s/></text:p>
      <text:p text:style-name="P17">widgetsnbextension <text:s text:c="7"/>3.5.1 <text:s text:c="19"/>py37_0 <text:s/></text:p>
      <text:p text:style-name="P17"><text:soft-page-break/>wrapt <text:s text:c="20"/>1.11.2 <text:s text:c="10"/>py37h7b6447c_0 <text:s/></text:p>
      <text:p text:style-name="P17">xz <text:s text:c="23"/>5.2.4 <text:s text:c="15"/>h14c3975_4 <text:s/></text:p>
      <text:p text:style-name="P17">zeromq <text:s text:c="19"/>4.3.1 <text:s text:c="15"/>he6710b0_3 <text:s/></text:p>
      <text:p text:style-name="P17">zipp <text:s text:c="21"/>2.2.0 <text:s text:c="21"/>py_0 <text:s/></text:p>
      <text:p text:style-name="P17">zlib <text:s text:c="21"/>1.2.11 <text:s text:c="14"/>h7b6447c_3 <text:s/></text:p>
      <text:p text:style-name="P17">zstd <text:s text:c="21"/>1.3.7 <text:s text:c="15"/>h0b5b093_0 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/>
      <text:p text:style-name="P11">Creation of envi<text:span text:style-name="T13">ronment/kernel </text:span><text:s/>ktf2 </text:p>
      <text:p text:style-name="P11"/>
      <text:p text:style-name="P11"><draw:frame draw:style-name="fr1" draw:name="Object2" text:anchor-type="paragraph" svg:width="6.4992in" svg:height="3.551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9"/>
      <text:p text:style-name="P12">Routines in &lt;<text:span text:style-name="T9">Models_routines.py </text:span>&gt;</text:p>
      <text:p text:style-name="P12"/>
      <text:p text:style-name="P12"/>
      <text:p text:style-name="P12"><draw:frame draw:style-name="fr1" draw:name="Object3" text:anchor-type="paragraph" svg:width="6.448in" svg:height="5.0827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3:17:42.001094997</meta:creation-date>
    <dc:date>2020-05-12T13:11:39.169580493</dc:date>
    <meta:editing-duration>PT36M17S</meta:editing-duration>
    <meta:editing-cycles>11</meta:editing-cycles>
    <meta:generator>LibreOffice/6.0.7.3$Linux_X86_64 LibreOffice_project/00m0$Build-3</meta:generator>
    <meta:document-statistic meta:table-count="0" meta:image-count="0" meta:object-count="3" meta:page-count="12" meta:paragraph-count="368" meta:word-count="1394" meta:character-count="22437" meta:non-whitespace-character-count="96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29pt"/>
    </style:style>
    <style:style style:name="co3" style:family="table-column">
      <style:table-column-properties fo:break-before="auto" style:column-width="28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eate env ktf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Create environment with TF2.0 and keras 2.3.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onda --version</text:p>
          </table:table-cell>
          <table:table-cell office:value-type="string" calcext:value-type="string">
            <text:p>Version <text:s/>4.8.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create -n ktf2 python=3.7 </text:p>
          </table:table-cell>
          <table:table-cell office:value-type="string" calcext:value-type="string">
            <text:p>Create new environment</text:p>
          </table:table-cell>
          <table:table-cell/>
          <table:table-cell office:value-type="string" calcext:value-type="string">
            <text:p>Instalar nuevo environment en conda con python=3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a activate ktf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p install -U pi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ip install -U setuptool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stall ker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p install ipykerne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python -m ipykernel install --user –name ktf2 <text:s/>--display-name ktf2</text:p>
          </table:table-cell>
          <table:table-cell office:value-type="string" calcext:value-type="string">
            <text:p>Ojo son 2 rayitas <text:s/>delante de name 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install tensorflow-gpu</text:p>
          </table:table-cell>
          <table:table-cell office:value-type="string" calcext:value-type="string">
            <text:p>Instala TF 2.0 <text:s/>y cudnn y cuda toolki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p install keras </text:p>
          </table:table-cell>
          <table:table-cell office:value-type="string" calcext:value-type="string">
            <text:p>Utilizar pip install keras para que se cargue la version 2.3.1 <text:s/>!!!! sino intenta instalar una anterior 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install jupyter</text:p>
          </table:table-cell>
          <table:table-cell office:value-type="string" calcext:value-type="string">
            <text:p>Jupyter notebok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install pandas </text:p>
          </table:table-cell>
          <table:table-cell office:value-type="string" calcext:value-type="string">
            <text:p>Dataframes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install pillow</text:p>
          </table:table-cell>
          <table:table-cell office:value-type="string" calcext:value-type="string">
            <text:p>to print batch shape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conda install -c conda-forge hyperas </text:p>
          </table:table-cell>
          <table:table-cell office:value-type="string" calcext:value-type="string">
            <text:p>No está instalado !!!!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onda install matplotlib</text:p>
            <text:p> </text:p>
          </table:table-cell>
          <table:table-cell office:value-type="string" calcext:value-type="string">
            <text:p>To display the curves of loss and accuracy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install pydot </text:p>
          </table:table-cell>
          <table:table-cell office:value-type="string" calcext:value-type="string">
            <text:p>to save network as jso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da install scikit-learn</text:p>
          </table:table-cell>
          <table:table-cell office:value-type="string" calcext:value-type="string">
            <text:p>To display the AUC and metrics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p install texttable</text:p>
          </table:table-cell>
          <table:table-cell office:value-type="string" calcext:value-type="string">
            <text:p>to display the AUC table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p install git+git://github.com/raghakot/keras-vis.git --upgrade --no-deps</text:p>
          </table:table-cell>
          <table:table-cell office:value-type="string" calcext:value-type="string">
            <text:p>to dispay covnets</text:p>
          </table:table-cell>
          <table:table-cell/>
          <table:table-cell office:value-type="string" calcext:value-type="string">
            <text:p>Install keras-v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a install scikit-image</text:p>
          </table:table-cell>
          <table:table-cell office:value-type="string" calcext:value-type="string">
            <text:p>to display covnets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3:30:33.231757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277.34pt"/>
    </style:style>
    <style:style style:name="co4" style:family="table-column">
      <style:table-column-properties fo:break-before="auto" style:column-width="334.66pt"/>
    </style:style>
    <style:style style:name="co5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fo:wrap-option="wrap" fo:border-left="0.06pt solid #000000" fo:border-right="none" fo:border-top="none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eeeeee" fo:border-left="0.99pt double #000000" style:border-line-width-left="0.26pt 0.26pt 0.51pt" fo:border-right="none" fo:border-top="none"/>
    </style:style>
    <style:style style:name="ce14" style:family="table-cell" style:parent-style-name="Default">
      <style:table-cell-properties fo:border-bottom="none" fo:wrap-option="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16" style:family="table-cell" style:parent-style-name="Default">
      <style:table-cell-properties fo:border-bottom="0.99pt double #000000" style:border-line-width-bottom="0.26pt 0.26pt 0.51pt" fo:wrap-option="wrap" fo:border-left="0.99pt double #000000" style:border-line-width-left="0.26pt 0.26pt 0.51pt" fo:border-right="none" fo:border-top="none"/>
    </style:style>
    <style:style style:name="ce17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none" fo:border-top="0.99pt double #000000" style:border-line-width-top="0.26pt 0.26pt 0.51pt" style:vertical-align="botto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vertical-align="botto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wrap-option="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double #000000" style:border-line-width-bottom="0.26pt 0.26pt 0.51pt" fo:background-color="#eeeeee" fo:border-left="none" fo:border-right="none" fo:border-top="none" style:vertical-align="botto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double #000000" style:border-line-width-bottom="0.26pt 0.26pt 0.51pt" fo:wrap-option="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no-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99pt double #000000" style:border-line-width-bottom="0.26pt 0.26pt 0.51pt" fo:wrap-option="no-wrap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eeeee" fo:wrap-option="wrap" fo:border-left="none" fo:border-right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eeeee" fo:wrap-option="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eeeee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wrap-option="wrap" fo:border-left="0.99pt double #000000" style:border-line-width-left="0.26pt 0.26pt 0.51pt" fo:border-right="none" fo:border-top="none"/>
    </style:style>
    <style:style style:name="ce30" style:family="table-cell" style:parent-style-name="Default">
      <style:table-cell-properties fo:border-bottom="0.99pt double #000000" style:border-line-width-bottom="0.26pt 0.26pt 0.51pt" fo:background-color="#eeeeee" fo:wrap-option="wrap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wrap-option="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double #000000" style:border-line-width-bottom="0.26pt 0.26pt 0.51pt" fo:wrap-option="wrap" fo:border-left="none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eeeee" fo:border-left="none" fo:border-right="none" fo:border-top="0.99pt double #000000" style:border-line-width-top="0.26pt 0.26pt 0.51pt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order-bottom="0.99pt double #000000" style:border-line-width-bottom="0.26pt 0.26pt 0.51pt" fo:background-color="#eeeeee" fo:border-left="none" fo:border-right="none" fo:border-top="none"/>
    </style:style>
    <style:style style:name="ce37" style:family="table-cell" style:parent-style-name="Default">
      <style:table-cell-properties fo:border-bottom="0.99pt double #000000" style:border-line-width-bottom="0.26pt 0.26pt 0.51pt" fo:wrap-option="wrap" fo:border-left="none" fo:border-right="none" fo:border-top="0.99pt double #000000" style:border-line-width-top="0.26pt 0.26pt 0.51pt"/>
    </style:style>
    <style:style style:name="ce38" style:family="table-cell" style:parent-style-name="Default">
      <style:table-cell-properties fo:border-bottom="none" fo:wrap-option="no-wrap" fo:border-left="none" fo:border-right="none" fo:border-top="0.99pt double #000000" style:border-line-width-top="0.26pt 0.26pt 0.51pt"/>
    </style:style>
    <style:style style:name="ce39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-bottom="0.99pt double #000000" style:border-line-width-bottom="0.26pt 0.26pt 0.51pt" fo:background-color="#eeeeee" fo:wrap-option="wrap" fo:border-left="0.99pt double #000000" style:border-line-width-left="0.26pt 0.26pt 0.51pt" fo:border-right="none" fo:border-top="none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border-bottom="0.99pt double #000000" style:border-line-width-bottom="0.26pt 0.26pt 0.51pt" fo:wrap-option="no-wrap" fo:border-left="none" fo:border-right="none" fo:border-top="none"/>
    </style:style>
    <style:style style:name="ce42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45" style:family="table-cell" style:parent-style-name="Default">
      <style:table-cell-properties fo:border-bottom="0.99pt double #000000" style:border-line-width-bottom="0.26pt 0.26pt 0.51pt" fo:border-left="none" fo:border-right="none" fo:border-top="none"/>
    </style:style>
    <style:style style:name="ce46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eeeee" fo:border-left="none" fo:border-right="0.99pt double #000000" style:border-line-width-right="0.26pt 0.26pt 0.51pt" fo:border-top="0.99pt double #000000" style:border-line-width-top="0.26pt 0.26pt 0.51pt"/>
    </style:style>
    <style:style style:name="ce48" style:family="table-cell" style:parent-style-name="Default">
      <style:table-cell-properties fo:border-bottom="none" fo:background-color="#eeeeee" fo:border-left="none" fo:border-right="0.99pt double #000000" style:border-line-width-right="0.26pt 0.26pt 0.51pt" fo:border-top="none"/>
    </style:style>
    <style:style style:name="ce49" style:family="table-cell" style:parent-style-name="Default">
      <style:table-cell-properties fo:border-bottom="0.99pt double #000000" style:border-line-width-bottom="0.26pt 0.26pt 0.51pt" fo:background-color="#eeeeee" fo:border-left="none" fo:border-right="0.99pt double #000000" style:border-line-width-right="0.26pt 0.26pt 0.51pt" fo:border-top="none"/>
    </style:style>
    <style:style style:name="ce5" style:family="table-cell" style:parent-style-name="Default">
      <style:table-cell-properties fo:border-bottom="0.99pt double #000000" style:border-line-width-bottom="0.26pt 0.26pt 0.51pt" fo:wrap-option="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double #000000" style:border-line-width-bottom="0.26pt 0.26pt 0.51pt" fo:wrap-option="wrap" fo:border-left="none" fo:border-right="0.99pt double #000000" style:border-line-width-right="0.26pt 0.26pt 0.51pt" fo:border-top="0.99pt double #000000" style:border-line-width-top="0.26pt 0.26pt 0.51pt"/>
    </style:style>
    <style:style style:name="ce51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52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53" style:family="table-cell" style:parent-style-name="Default">
      <style:table-cell-properties fo:border-bottom="0.99pt double #000000" style:border-line-width-bottom="0.26pt 0.26pt 0.51pt" fo:border-left="none" fo:border-right="0.99pt double #000000" style:border-line-width-right="0.26pt 0.26pt 0.51pt" fo:border-top="none"/>
    </style:style>
    <style:style style:name="ce54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5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none" fo:wrap-option="no-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wrap-option="no-wrap" fo:border-left="0.99pt double #000000" style:border-line-width-left="0.26pt 0.26pt 0.51pt" fo:border-right="none" fo:border-top="none"/>
    </style:style>
    <style:style style:name="ce8" style:family="table-cell" style:parent-style-name="Default">
      <style:table-cell-properties fo:border-bottom="0.99pt double #000000" style:border-line-width-bottom="0.26pt 0.26pt 0.51pt" fo:wrap-option="no-wrap" fo:border-left="0.99pt double #000000" style:border-line-width-left="0.26pt 0.26pt 0.51pt" fo:border-right="none" fo:border-top="none"/>
    </style:style>
    <style:style style:name="ce9" style:family="table-cell" style:parent-style-name="Default">
      <style:table-cell-properties fo:border-bottom="none" fo:background-color="#eeeeee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eeeeee" fo:wrap-option="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eeeeee" fo:wrap-option="wrap" fo:border-left="0.99pt double #000000" style:border-line-width-left="0.26pt 0.26pt 0.51pt" fo:border-right="none" fo:border-top="none"/>
    </style:style>
    <style:style style:name="ce118" style:family="table-cell" style:parent-style-name="Default">
      <style:table-cell-properties fo:border-bottom="0.99pt double #000000" style:border-line-width-bottom="0.26pt 0.26pt 0.51pt" fo:background-color="#eeeeee" fo:wrap-option="wrap" fo:border-left="0.99pt double #000000" style:border-line-width-left="0.26pt 0.26pt 0.51pt" fo:border-right="none" fo:border-top="none"/>
    </style:style>
    <style:style style:name="ce119" style:family="table-cell" style:parent-style-name="Default">
      <style:table-cell-properties fo:border-bottom="0.99pt double #000000" style:border-line-width-bottom="0.26pt 0.26pt 0.51pt" fo:wrap-option="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wrap-option="no-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wrap-option="no-wrap" fo:border-left="0.99pt double #000000" style:border-line-width-left="0.26pt 0.26pt 0.51pt" fo:border-right="none" fo:border-top="none"/>
    </style:style>
    <style:style style:name="ce122" style:family="table-cell" style:parent-style-name="Default">
      <style:table-cell-properties fo:border-bottom="0.99pt double #000000" style:border-line-width-bottom="0.26pt 0.26pt 0.51pt" fo:wrap-option="no-wrap" fo:border-left="0.99pt double #000000" style:border-line-width-left="0.26pt 0.26pt 0.51pt" fo:border-right="none" fo:border-top="none"/>
    </style:style>
    <style:style style:name="ce123" style:family="table-cell" style:parent-style-name="Default">
      <style:table-cell-properties fo:border-bottom="none" fo:background-color="#eeeeee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eeeeee" fo:wrap-option="wrap" fo:border-left="0.06pt solid #000000" fo:border-right="none" fo:border-top="none"/>
    </style:style>
    <style:style style:name="ce125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#eeeeee" fo:border-left="0.99pt double #000000" style:border-line-width-left="0.26pt 0.26pt 0.51pt" fo:border-right="none" fo:border-top="none"/>
    </style:style>
    <style:style style:name="ce128" style:family="table-cell" style:parent-style-name="Default">
      <style:table-cell-properties fo:border-bottom="none" fo:wrap-option="wrap" fo:border-left="0.99pt double #000000" style:border-line-width-left="0.26pt 0.26pt 0.51pt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130" style:family="table-cell" style:parent-style-name="Default">
      <style:table-cell-properties fo:border-bottom="0.99pt double #000000" style:border-line-width-bottom="0.26pt 0.26pt 0.51pt" fo:wrap-option="wrap" fo:border-left="0.99pt double #000000" style:border-line-width-left="0.26pt 0.26pt 0.51pt" fo:border-right="none" fo:border-top="none"/>
    </style:style>
    <style:style style:name="ce131" style:family="table-cell" style:parent-style-name="Default">
      <style:table-cell-properties fo:border-bottom="0.06pt solid #000000" fo:background-color="#cccccc" fo:wrap-option="wrap" fo:border-left="none" fo:border-right="none" fo:border-top="0.06pt solid #000000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eeeee" fo:border-left="none" fo:border-right="none" fo:border-top="0.99pt double #000000" style:border-line-width-top="0.26pt 0.26pt 0.51pt" style:vertical-align="botto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eeeeee" style:vertical-align="botto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99pt double #000000" style:border-line-width-bottom="0.26pt 0.26pt 0.51pt" fo:background-color="#eeeeee" fo:border-left="none" fo:border-right="none" fo:border-top="none" style:vertical-align="botto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99pt double #000000" style:border-line-width-bottom="0.26pt 0.26pt 0.51pt" fo:wrap-option="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wrap-option="no-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37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99pt double #000000" style:border-line-width-bottom="0.26pt 0.26pt 0.51pt" fo:wrap-option="no-wrap" fo:border-left="none" fo:border-right="none" fo:border-top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eeeeee" fo:wrap-option="wrap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eeee" fo:wrap-option="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eeeee" fo:wrap-option="wrap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99pt double #000000" style:border-line-width-bottom="0.26pt 0.26pt 0.51pt" fo:background-color="#eeeeee" fo:wrap-option="wrap" fo:border-left="none" fo:border-right="none" fo:border-top="none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wrap-option="wrap" fo:border-left="none" fo:border-right="none" fo:border-top="0.99pt double #000000" style:border-line-width-top="0.26pt 0.26pt 0.51pt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99pt double #000000" style:border-line-width-bottom="0.26pt 0.26pt 0.51pt" fo:wrap-option="wrap" fo:border-left="none" fo:border-right="none" fo:border-top="none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eeeeee" fo:border-left="none" fo:border-right="none" fo:border-top="0.99pt double #000000" style:border-line-width-top="0.26pt 0.26pt 0.51pt"/>
    </style:style>
    <style:style style:name="ce149" style:family="table-cell" style:parent-style-name="Default">
      <style:table-cell-properties fo:background-color="#eeeeee"/>
    </style:style>
    <style:style style:name="ce150" style:family="table-cell" style:parent-style-name="Default">
      <style:table-cell-properties fo:border-bottom="0.99pt double #000000" style:border-line-width-bottom="0.26pt 0.26pt 0.51pt" fo:background-color="#eeeeee" fo:border-left="none" fo:border-right="none" fo:border-top="none"/>
    </style:style>
    <style:style style:name="ce151" style:family="table-cell" style:parent-style-name="Default">
      <style:table-cell-properties fo:border-bottom="0.99pt double #000000" style:border-line-width-bottom="0.26pt 0.26pt 0.51pt" fo:wrap-option="wrap" fo:border-left="none" fo:border-right="none" fo:border-top="0.99pt double #000000" style:border-line-width-top="0.26pt 0.26pt 0.51pt"/>
    </style:style>
    <style:style style:name="ce152" style:family="table-cell" style:parent-style-name="Default">
      <style:table-cell-properties fo:border-bottom="none" fo:wrap-option="no-wrap" fo:border-left="none" fo:border-right="none" fo:border-top="0.99pt double #000000" style:border-line-width-top="0.26pt 0.26pt 0.51pt"/>
    </style:style>
    <style:style style:name="ce153" style:family="table-cell" style:parent-style-name="Default">
      <style:table-cell-properties fo:wrap-option="no-wrap"/>
    </style:style>
    <style:style style:name="ce154" style:family="table-cell" style:parent-style-name="Default">
      <style:table-cell-properties fo:wrap-option="wrap"/>
    </style:style>
    <style:style style:name="ce155" style:family="table-cell" style:parent-style-name="Default">
      <style:table-cell-properties fo:border-bottom="0.99pt double #000000" style:border-line-width-bottom="0.26pt 0.26pt 0.51pt" fo:wrap-option="no-wrap" fo:border-left="none" fo:border-right="none" fo:border-top="none"/>
    </style:style>
    <style:style style:name="ce156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</style:style>
    <style:style style:name="ce158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159" style:family="table-cell" style:parent-style-name="Default">
      <style:table-cell-properties fo:border-bottom="0.99pt double #000000" style:border-line-width-bottom="0.26pt 0.26pt 0.51pt" fo:border-left="none" fo:border-right="none" fo:border-top="none"/>
    </style:style>
    <style:style style:name="ce160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eeeee" fo:border-left="none" fo:border-right="0.99pt double #000000" style:border-line-width-right="0.26pt 0.26pt 0.51pt" fo:border-top="0.99pt double #000000" style:border-line-width-top="0.26pt 0.26pt 0.51pt"/>
    </style:style>
    <style:style style:name="ce162" style:family="table-cell" style:parent-style-name="Default">
      <style:table-cell-properties fo:border-bottom="none" fo:background-color="#eeeeee" fo:border-left="none" fo:border-right="0.99pt double #000000" style:border-line-width-right="0.26pt 0.26pt 0.51pt" fo:border-top="none"/>
    </style:style>
    <style:style style:name="ce163" style:family="table-cell" style:parent-style-name="Default">
      <style:table-cell-properties fo:border-bottom="0.99pt double #000000" style:border-line-width-bottom="0.26pt 0.26pt 0.51pt" fo:background-color="#eeeeee" fo:border-left="none" fo:border-right="0.99pt double #000000" style:border-line-width-right="0.26pt 0.26pt 0.51pt" fo:border-top="none"/>
    </style:style>
    <style:style style:name="ce164" style:family="table-cell" style:parent-style-name="Default">
      <style:table-cell-properties fo:border-bottom="0.99pt double #000000" style:border-line-width-bottom="0.26pt 0.26pt 0.51pt" fo:wrap-option="wrap" fo:border-left="none" fo:border-right="0.99pt double #000000" style:border-line-width-right="0.26pt 0.26pt 0.51pt" fo:border-top="0.99pt double #000000" style:border-line-width-top="0.26pt 0.26pt 0.51pt"/>
    </style:style>
    <style:style style:name="ce165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166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167" style:family="table-cell" style:parent-style-name="Default">
      <style:table-cell-properties fo:border-bottom="0.99pt double #000000" style:border-line-width-bottom="0.26pt 0.26pt 0.51pt" fo:border-left="none" fo:border-right="0.99pt double #000000" style:border-line-width-right="0.26pt 0.26pt 0.51pt" fo:border-top="none"/>
    </style:style>
    <style:style style:name="ce168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6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 Models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1">
          <table:table-cell table:number-columns-repeated="5"/>
        </table:table-row>
        <table:table-row table:style-name="ro1">
          <table:table-cell/>
          <table:table-cell table:style-name="ce115" office:value-type="string" calcext:value-type="string">
            <text:p>SET OF MODELS </text:p>
          </table:table-cell>
          <table:table-cell table:style-name="ce131" office:value-type="string" calcext:value-type="string">
            <text:p>MODEL ID </text:p>
          </table:table-cell>
          <table:table-cell table:style-name="ce147" office:value-type="string" calcext:value-type="string">
            <text:p>Description </text:p>
          </table:table-cell>
          <table:table-cell table:style-name="ce160" office:value-type="string" calcext:value-type="string">
            <text:p>Kernel </text:p>
          </table:table-cell>
        </table:table-row>
        <table:table-row table:style-name="ro1">
          <table:table-cell/>
          <table:table-cell table:style-name="ce116" office:value-type="string" calcext:value-type="string">
            <text:p>Hyperas</text:p>
          </table:table-cell>
          <table:table-cell table:style-name="ce132" office:value-type="string" calcext:value-type="string">
            <text:p>MODEL K13_0_Hyperas </text:p>
          </table:table-cell>
          <table:table-cell table:style-name="ce148" office:value-type="string" calcext:value-type="string">
            <text:p>Optimize in covnet filters, batch size, optimizer</text:p>
          </table:table-cell>
          <table:table-cell table:style-name="ce161" office:value-type="string" calcext:value-type="string">
            <text:p>gpu2</text:p>
          </table:table-cell>
        </table:table-row>
        <table:table-row table:style-name="ro1">
          <table:table-cell/>
          <table:table-cell table:style-name="ce117"/>
          <table:table-cell table:style-name="ce133" office:value-type="string" calcext:value-type="string">
            <text:p>MODEL K13_1_ Hyperas2</text:p>
          </table:table-cell>
          <table:table-cell table:style-name="ce149" office:value-type="string" calcext:value-type="string">
            <text:p>Optimize in batch size, dropout, learning rate</text:p>
          </table:table-cell>
          <table:table-cell table:style-name="ce162" office:value-type="string" calcext:value-type="string">
            <text:p>gpu2</text:p>
          </table:table-cell>
        </table:table-row>
        <table:table-row table:style-name="ro1">
          <table:table-cell/>
          <table:table-cell table:style-name="ce117"/>
          <table:table-cell table:style-name="ce133" office:value-type="string" calcext:value-type="string">
            <text:p>MODEL K13_2_ Hyperas21</text:p>
          </table:table-cell>
          <table:table-cell table:style-name="ce149" office:value-type="string" calcext:value-type="string">
            <text:p>Optimize in + layers, batch size</text:p>
          </table:table-cell>
          <table:table-cell table:style-name="ce162" office:value-type="string" calcext:value-type="string">
            <text:p>gpu2</text:p>
          </table:table-cell>
        </table:table-row>
        <table:table-row table:style-name="ro1">
          <table:table-cell/>
          <table:table-cell table:style-name="ce118"/>
          <table:table-cell table:style-name="ce134" office:value-type="string" calcext:value-type="string">
            <text:p>MODEL K13_3_ Hyperas22</text:p>
          </table:table-cell>
          <table:table-cell table:style-name="ce150" office:value-type="string" calcext:value-type="string">
            <text:p>Optimize in size last dense layer </text:p>
          </table:table-cell>
          <table:table-cell table:style-name="ce163" office:value-type="string" calcext:value-type="string">
            <text:p>gpu2</text:p>
          </table:table-cell>
        </table:table-row>
        <table:table-row table:style-name="ro2">
          <table:table-cell/>
          <table:table-cell table:style-name="ce119" office:value-type="string" calcext:value-type="string">
            <text:p>Batch Sizes and Learning Rates </text:p>
          </table:table-cell>
          <table:table-cell table:style-name="ce135" office:value-type="string" calcext:value-type="string">
            <text:p>MODEL K2</text:p>
          </table:table-cell>
          <table:table-cell table:style-name="ce151" office:value-type="string" calcext:value-type="string">
            <text:p>Check learning Rates &amp; Batch sizes. Learning rates (10^-2, 10^-3, 10^-4) with batch size = 128 and different batch sizes ( 32,64,128 ) with learning rate = 10^-4</text:p>
          </table:table-cell>
          <table:table-cell table:style-name="ce164" office:value-type="string" calcext:value-type="string">
            <text:p>gpu2</text:p>
          </table:table-cell>
        </table:table-row>
        <table:table-row table:style-name="ro1">
          <table:table-cell/>
          <table:table-cell table:style-name="ce116" office:value-type="string" calcext:value-type="string">
            <text:p>Overfit </text:p>
          </table:table-cell>
          <table:table-cell table:style-name="ce132" office:value-type="string" calcext:value-type="string">
            <text:p>MODEL K1_0</text:p>
          </table:table-cell>
          <table:table-cell table:style-name="ce148" office:value-type="string" calcext:value-type="string">
            <text:p>Train optimum hyperas </text:p>
          </table:table-cell>
          <table:table-cell table:style-name="ce161" office:value-type="string" calcext:value-type="string">
            <text:p>gpu2</text:p>
          </table:table-cell>
        </table:table-row>
        <table:table-row table:style-name="ro1">
          <table:table-cell/>
          <table:table-cell table:style-name="ce117"/>
          <table:table-cell table:style-name="ce133" office:value-type="string" calcext:value-type="string">
            <text:p>MODEL K1_1</text:p>
          </table:table-cell>
          <table:table-cell table:style-name="ce149" office:value-type="string" calcext:value-type="string">
            <text:p>Add Regularizers</text:p>
          </table:table-cell>
          <table:table-cell table:style-name="ce162" office:value-type="string" calcext:value-type="string">
            <text:p>gpu2</text:p>
          </table:table-cell>
        </table:table-row>
        <table:table-row table:style-name="ro1">
          <table:table-cell/>
          <table:table-cell table:style-name="ce117"/>
          <table:table-cell table:style-name="ce133" office:value-type="string" calcext:value-type="string">
            <text:p>MODEL K1_2</text:p>
          </table:table-cell>
          <table:table-cell table:style-name="ce149" office:value-type="string" calcext:value-type="string">
            <text:p>Batch size = 128</text:p>
          </table:table-cell>
          <table:table-cell table:style-name="ce162" office:value-type="string" calcext:value-type="string">
            <text:p>gpu2</text:p>
          </table:table-cell>
        </table:table-row>
        <table:table-row table:style-name="ro1">
          <table:table-cell/>
          <table:table-cell table:style-name="ce118"/>
          <table:table-cell table:style-name="ce134" office:value-type="string" calcext:value-type="string">
            <text:p>MODEL K1_3</text:p>
          </table:table-cell>
          <table:table-cell table:style-name="ce150" office:value-type="string" calcext:value-type="string">
            <text:p>Less Parameters different architecture</text:p>
          </table:table-cell>
          <table:table-cell table:style-name="ce163" office:value-type="string" calcext:value-type="string">
            <text:p>gpu2</text:p>
          </table:table-cell>
        </table:table-row>
        <table:table-row table:style-name="ro1">
          <table:table-cell/>
          <table:table-cell table:style-name="ce120" office:value-type="string" calcext:value-type="string">
            <text:p>Augmentation</text:p>
          </table:table-cell>
          <table:table-cell table:style-name="ce136" office:value-type="string" calcext:value-type="string">
            <text:p>Display augmented images</text:p>
          </table:table-cell>
          <table:table-cell table:style-name="ce152" office:value-type="string" calcext:value-type="string">
            <text:p>Display images with augmentation : rotation, shift, shear, zoom, flip</text:p>
          </table:table-cell>
          <table:table-cell table:style-name="ce165" office:value-type="string" calcext:value-type="string">
            <text:p>gpu2</text:p>
          </table:table-cell>
        </table:table-row>
        <table:table-row table:style-name="ro1">
          <table:table-cell/>
          <table:table-cell table:style-name="ce121"/>
          <table:table-cell table:style-name="ce137" office:value-type="string" calcext:value-type="string">
            <text:p>MODEL <text:s/>K3_1 Augmentation</text:p>
          </table:table-cell>
          <table:table-cell table:style-name="ce153" office:value-type="string" calcext:value-type="string">
            <text:p>Like model K1_3 but with augmentation <text:s/>( using generators ) <text:s/></text:p>
          </table:table-cell>
          <table:table-cell table:style-name="ce166" office:value-type="string" calcext:value-type="string">
            <text:p>gpu2</text:p>
          </table:table-cell>
        </table:table-row>
        <table:table-row table:style-name="ro3">
          <table:table-cell/>
          <table:table-cell table:style-name="ce121"/>
          <table:table-cell table:style-name="ce137" office:value-type="string" calcext:value-type="string">
            <text:p>MODEL K3_2 Augmentation</text:p>
          </table:table-cell>
          <table:table-cell table:style-name="ce154" office:value-type="string" calcext:value-type="string">
            <text:p>Like model K3_1 but with augmentation <text:s/>( using generators ) <text:s/>without regularization</text:p>
          </table:table-cell>
          <table:table-cell table:style-name="ce166" office:value-type="string" calcext:value-type="string">
            <text:p>gpu2</text:p>
          </table:table-cell>
        </table:table-row>
        <table:table-row table:style-name="ro1">
          <table:table-cell/>
          <table:table-cell table:style-name="ce122"/>
          <table:table-cell table:style-name="ce138" office:value-type="string" calcext:value-type="string">
            <text:p>Model K3_3 Augmentation- More layers, more epochs </text:p>
          </table:table-cell>
          <table:table-cell table:style-name="ce155" office:value-type="string" calcext:value-type="string">
            <text:p>Other Architecture – with Augmentation more layers and epochs</text:p>
          </table:table-cell>
          <table:table-cell table:style-name="ce167" office:value-type="string" calcext:value-type="string">
            <text:p>gpu2</text:p>
          </table:table-cell>
        </table:table-row>
        <table:table-row table:style-name="ro1">
          <table:table-cell/>
          <table:table-cell table:style-name="ce123" office:value-type="string" calcext:value-type="string">
            <text:p>Other Models</text:p>
          </table:table-cell>
          <table:table-cell table:style-name="ce139" office:value-type="string" calcext:value-type="string">
            <text:p>Xi-Square</text:p>
          </table:table-cell>
          <table:table-cell table:style-name="ce156" office:value-type="string" calcext:value-type="string">
            <text:p>Do a Xi Square Test with categorical variables </text:p>
          </table:table-cell>
          <table:table-cell table:style-name="ce168" office:value-type="string" calcext:value-type="string">
            <text:p>gpu2</text:p>
          </table:table-cell>
        </table:table-row>
        <table:table-row table:style-name="ro1">
          <table:table-cell/>
          <table:table-cell table:style-name="ce124"/>
          <table:table-cell table:style-name="ce133" office:value-type="string" calcext:value-type="string">
            <text:p>MODEL K7_1- Multi inputs </text:p>
          </table:table-cell>
          <table:table-cell table:style-name="ce149" office:value-type="string" calcext:value-type="string">
            <text:p>Model with images + clinical info </text:p>
          </table:table-cell>
          <table:table-cell table:style-name="ce169" office:value-type="string" calcext:value-type="string">
            <text:p>tf_gpu </text:p>
          </table:table-cell>
        </table:table-row>
        <table:table-row table:style-name="ro3">
          <table:table-cell/>
          <table:table-cell table:style-name="ce125" office:value-type="string" calcext:value-type="string">
            <text:p>Feature Extraction and Fine tunning</text:p>
          </table:table-cell>
          <table:table-cell table:style-name="ce140" office:value-type="string" calcext:value-type="string">
            <text:p>MODEL K6_0_Feature Extraction VGG16</text:p>
          </table:table-cell>
          <table:table-cell office:value-type="string" calcext:value-type="string">
            <text:p>Fast feature extraction with data augmentation </text:p>
          </table:table-cell>
          <table:table-cell table:style-name="ce170" office:value-type="string" calcext:value-type="string">
            <text:p>gpu2</text:p>
          </table:table-cell>
        </table:table-row>
        <table:table-row table:style-name="ro1">
          <table:table-cell/>
          <table:table-cell table:style-name="ce126"/>
          <table:table-cell table:style-name="ce141" office:value-type="string" calcext:value-type="string">
            <text:p>MODEL K6_1_Fine_tuning VGG16 <text:s/></text:p>
          </table:table-cell>
          <table:table-cell table:style-name="ce157" office:value-type="string" calcext:value-type="string">
            <text:p>Fine Tuning </text:p>
          </table:table-cell>
          <table:table-cell table:style-name="ce171" office:value-type="string" calcext:value-type="string">
            <text:p>ktf2</text:p>
          </table:table-cell>
        </table:table-row>
        <table:table-row table:style-name="ro1">
          <table:table-cell/>
          <table:table-cell table:style-name="ce116" office:value-type="string" calcext:value-type="string">
            <text:p>Images</text:p>
          </table:table-cell>
          <table:table-cell table:style-name="ce142" office:value-type="string" calcext:value-type="string">
            <text:p>MODEL <text:s/>K14_0 – Display image and images in layers</text:p>
          </table:table-cell>
          <table:table-cell table:style-name="ce148" office:value-type="string" calcext:value-type="string">
            <text:p>Display images and images in different convolutional layers </text:p>
          </table:table-cell>
          <table:table-cell table:style-name="ce161" office:value-type="string" calcext:value-type="string">
            <text:p>ktf2</text:p>
          </table:table-cell>
        </table:table-row>
        <table:table-row table:style-name="ro1">
          <table:table-cell/>
          <table:table-cell table:style-name="ce127"/>
          <table:table-cell table:style-name="ce143" office:value-type="string" calcext:value-type="string">
            <text:p>MODEL <text:s/>K14_1 <text:s/>– Display intermidiate covnets outputs -Activations in a grid </text:p>
          </table:table-cell>
          <table:table-cell table:style-name="ce149" office:value-type="string" calcext:value-type="string">
            <text:p>Display intermidiate covnet outputs-activations in a grid</text:p>
          </table:table-cell>
          <table:table-cell table:style-name="ce162" office:value-type="string" calcext:value-type="string">
            <text:p>ktf2</text:p>
          </table:table-cell>
        </table:table-row>
        <table:table-row table:style-name="ro1">
          <table:table-cell/>
          <table:table-cell table:style-name="ce118"/>
          <table:table-cell table:style-name="ce144" office:value-type="string" calcext:value-type="string">
            <text:p>MODEL <text:s/>K14_3 - <text:s/>Display covnet filters</text:p>
          </table:table-cell>
          <table:table-cell table:style-name="ce150" office:value-type="string" calcext:value-type="string">
            <text:p>Display covnet filters</text:p>
          </table:table-cell>
          <table:table-cell table:style-name="ce163" office:value-type="string" calcext:value-type="string">
            <text:p>ktf2</text:p>
          </table:table-cell>
        </table:table-row>
        <table:table-row table:style-name="ro1">
          <table:table-cell/>
          <table:table-cell table:style-name="ce128" office:value-type="string" calcext:value-type="string">
            <text:p>Loss function </text:p>
          </table:table-cell>
          <table:table-cell table:style-name="ce145" office:value-type="string" calcext:value-type="string">
            <text:p>MODEL K15_0_ Example of custom Loss_function</text:p>
          </table:table-cell>
          <table:table-cell table:style-name="ce158" office:value-type="string" calcext:value-type="string">
            <text:p>Example of building a <text:s/>Custom Loss function </text:p>
          </table:table-cell>
          <table:table-cell table:style-name="ce165" office:value-type="string" calcext:value-type="string">
            <text:p>ktf2</text:p>
          </table:table-cell>
        </table:table-row>
        <table:table-row table:style-name="ro1">
          <table:table-cell/>
          <table:table-cell table:style-name="ce129"/>
          <table:table-cell table:style-name="ce140" office:value-type="string" calcext:value-type="string">
            <text:p>MODEL K15_1_ Binary_Cross_Entropy_Tensorflow_keras</text:p>
          </table:table-cell>
          <table:table-cell office:value-type="string" calcext:value-type="string">
            <text:p>How binary Cross entropy works in TF and Keras</text:p>
          </table:table-cell>
          <table:table-cell table:style-name="ce166" office:value-type="string" calcext:value-type="string">
            <text:p>ktf2</text:p>
          </table:table-cell>
        </table:table-row>
        <table:table-row table:style-name="ro1">
          <table:table-cell/>
          <table:table-cell table:style-name="ce130"/>
          <table:table-cell table:style-name="ce146" office:value-type="string" calcext:value-type="string">
            <text:p>MODEL K15_2_Loss_function_AUC.</text:p>
          </table:table-cell>
          <table:table-cell table:style-name="ce159" office:value-type="string" calcext:value-type="string">
            <text:p>Custom loss that minimizes AUC</text:p>
          </table:table-cell>
          <table:table-cell table:style-name="ce167" office:value-type="string" calcext:value-type="string">
            <text:p>ktf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2:46:54.4466719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0.44pt"/>
    </style:style>
    <style:style style:name="co2" style:family="table-column">
      <style:table-column-properties fo:break-before="auto" style:column-width="303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ython Routines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7" office:value-type="string" calcext:value-type="string">
            <text:p>Routine</text:p>
          </table:table-cell>
          <table:table-cell table:style-name="ce8" office:value-type="string" calcext:value-type="string">
            <text:p>Description </text:p>
          </table:table-cell>
        </table:table-row>
        <table:table-row table:style-name="ro1">
          <table:table-cell office:value-type="string" calcext:value-type="string">
            <text:p>define_dirs</text:p>
          </table:table-cell>
          <table:table-cell office:value-type="string" calcext:value-type="string">
            <text:p>Define global parameters and directories </text:p>
          </table:table-cell>
        </table:table-row>
        <table:table-row table:style-name="ro1">
          <table:table-cell office:value-type="string" calcext:value-type="string">
            <text:p>Read_dataframes </text:p>
          </table:table-cell>
          <table:table-cell office:value-type="string" calcext:value-type="string">
            <text:p>Read csv files into dataframes</text:p>
          </table:table-cell>
        </table:table-row>
        <table:table-row table:style-name="ro1">
          <table:table-cell office:value-type="string" calcext:value-type="string">
            <text:p>Read_dataframes_tables</text:p>
          </table:table-cell>
          <table:table-cell office:value-type="string" calcext:value-type="string">
            <text:p>Read dataframes into tables to do a Xi Test</text:p>
          </table:table-cell>
        </table:table-row>
        <table:table-row table:style-name="ro1">
          <table:table-cell office:value-type="string" calcext:value-type="string">
            <text:p>load_images</text:p>
          </table:table-cell>
          <table:table-cell office:value-type="string" calcext:value-type="string">
            <text:p>load images into tensors using keras.preprocessing</text:p>
          </table:table-cell>
        </table:table-row>
        <table:table-row table:style-name="ro1">
          <table:table-cell office:value-type="string" calcext:value-type="string">
            <text:p>load_images_tf</text:p>
          </table:table-cell>
          <table:table-cell office:value-type="string" calcext:value-type="string">
            <text:p>load images into tensors using tensorflow</text:p>
          </table:table-cell>
        </table:table-row>
        <table:table-row table:style-name="ro1">
          <table:table-cell office:value-type="string" calcext:value-type="string">
            <text:p>to_one_hot</text:p>
          </table:table-cell>
          <table:table-cell office:value-type="string" calcext:value-type="string">
            <text:p>One hot encoder for numbers</text:p>
          </table:table-cell>
        </table:table-row>
        <table:table-row table:style-name="ro1">
          <table:table-cell office:value-type="string" calcext:value-type="string">
            <text:p>to_one_hot_words</text:p>
          </table:table-cell>
          <table:table-cell office:value-type="string" calcext:value-type="string">
            <text:p>One hot encoder for words</text:p>
          </table:table-cell>
        </table:table-row>
        <table:table-row table:style-name="ro1">
          <table:table-cell office:value-type="string" calcext:value-type="string">
            <text:p>process_clinical_info</text:p>
          </table:table-cell>
          <table:table-cell office:value-type="string" calcext:value-type="string">
            <text:p>Create a tensor with clinical info</text:p>
          </table:table-cell>
        </table:table-row>
        <table:table-row table:style-name="ro2">
          <table:table-cell office:value-type="string" calcext:value-type="string">
            <text:p>create_column_tensor</text:p>
          </table:table-cell>
          <table:table-cell office:value-type="string" calcext:value-type="string">
            <text:p>Create label tensor : The smallest binary code to the less used word</text:p>
          </table:table-cell>
        </table:table-row>
        <table:table-row table:style-name="ro1">
          <table:table-cell office:value-type="string" calcext:value-type="string">
            <text:p>create_label_tensor</text:p>
          </table:table-cell>
          <table:table-cell office:value-type="string" calcext:value-type="string">
            <text:p>Create a label tensor for benign and malignant</text:p>
          </table:table-cell>
        </table:table-row>
        <table:table-row table:style-name="ro1">
          <table:table-cell office:value-type="string" calcext:value-type="string">
            <text:p>save_model</text:p>
          </table:table-cell>
          <table:table-cell office:value-type="string" calcext:value-type="string">
            <text:p>Save history model </text:p>
          </table:table-cell>
        </table:table-row>
        <table:table-row table:style-name="ro1">
          <table:table-cell office:value-type="string" calcext:value-type="string">
            <text:p>load_hist_model </text:p>
          </table:table-cell>
          <table:table-cell office:value-type="string" calcext:value-type="string">
            <text:p>Load history pickle model </text:p>
          </table:table-cell>
        </table:table-row>
        <table:table-row table:style-name="ro1">
          <table:table-cell office:value-type="string" calcext:value-type="string">
            <text:p>model_load</text:p>
          </table:table-cell>
          <table:table-cell office:value-type="string" calcext:value-type="string">
            <text:p>Load model ( keras .h5 file ) </text:p>
          </table:table-cell>
        </table:table-row>
        <table:table-row table:style-name="ro1">
          <table:table-cell office:value-type="string" calcext:value-type="string">
            <text:p>plot_save_acc_loss</text:p>
          </table:table-cell>
          <table:table-cell office:value-type="string" calcext:value-type="string">
            <text:p>Plot accuracy and loss curves</text:p>
          </table:table-cell>
        </table:table-row>
        <table:table-row table:style-name="ro1">
          <table:table-cell office:value-type="string" calcext:value-type="string">
            <text:p>print_network</text:p>
          </table:table-cell>
          <table:table-cell office:value-type="string" calcext:value-type="string">
            <text:p>Plot network </text:p>
          </table:table-cell>
        </table:table-row>
        <table:table-row table:style-name="ro1">
          <table:table-cell office:value-type="string" calcext:value-type="string">
            <text:p>save_network_json</text:p>
          </table:table-cell>
          <table:table-cell office:value-type="string" calcext:value-type="string">
            <text:p>Save network as json file</text:p>
          </table:table-cell>
        </table:table-row>
        <table:table-row table:style-name="ro1">
          <table:table-cell office:value-type="string" calcext:value-type="string">
            <text:p>Transcript</text:p>
          </table:table-cell>
          <table:table-cell office:value-type="string" calcext:value-type="string">
            <text:p>Class to write in a file and in the screen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 transcript to print output to a given file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 transcript to print output to a given file</text:p>
          </table:table-cell>
        </table:table-row>
        <table:table-row table:style-name="ro1">
          <table:table-cell office:value-type="string" calcext:value-type="string">
            <text:p>confusion_ROC_AUC</text:p>
          </table:table-cell>
          <table:table-cell office:value-type="string" calcext:value-type="string">
            <text:p>Create the confusion matrix the ROC and AUC</text:p>
          </table:table-cell>
        </table:table-row>
        <table:table-row table:style-name="ro1">
          <table:table-cell office:value-type="string" calcext:value-type="string">
            <text:p>xi_squared</text:p>
          </table:table-cell>
          <table:table-cell office:value-type="string" calcext:value-type="string">
            <text:p>Xi squared test</text:p>
          </table:table-cell>
        </table:table-row>
        <table:table-row table:style-name="ro1">
          <table:table-cell office:value-type="string" calcext:value-type="string">
            <text:p>reproducible_results</text:p>
          </table:table-cell>
          <table:table-cell office:value-type="string" calcext:value-type="string">
            <text:p>Set seeds for repetable results</text:p>
          </table:table-cell>
        </table:table-row>
        <table:table-row table:style-name="ro2">
          <table:table-cell office:value-type="string" calcext:value-type="string">
            <text:p>extract_images_bm</text:p>
          </table:table-cell>
          <table:table-cell office:value-type="string" calcext:value-type="string">
            <text:p>Create train, val and test sets ( Initial distribution :½ malignant, ½ benign) with a % train, % val and % test</text:p>
          </table:table-cell>
        </table:table-row>
        <table:table-row table:style-name="ro2">
          <table:table-cell office:value-type="string" calcext:value-type="string">
            <text:p>extract_images_train</text:p>
          </table:table-cell>
          <table:table-cell office:value-type="string" calcext:value-type="string">
            <text:p>Extract images from train dataset with defined characteristics on the features bm,sex,and age_rang2</text:p>
          </table:table-cell>
        </table:table-row>
        <table:table-row table:style-name="ro1">
          <table:table-cell office:value-type="string" calcext:value-type="string">
            <text:p>create_val_test</text:p>
          </table:table-cell>
          <table:table-cell office:value-type="string" calcext:value-type="string">
            <text:p>Create validation and test datasets <text:s/>( not used ) 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3:32:09.7927233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